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5.027cm" fo:margin-left="0cm" fo:margin-right="1.974cm" table:align="margins"/>
    </style:style>
    <style:style style:name="Table2.A" style:family="table-column">
      <style:table-column-properties style:column-width="1.923cm" style:rel-column-width="8385*"/>
    </style:style>
    <style:style style:name="Table2.B" style:family="table-column">
      <style:table-column-properties style:column-width="1.406cm" style:rel-column-width="6131*"/>
    </style:style>
    <style:style style:name="Table2.D" style:family="table-column">
      <style:table-column-properties style:column-width="3.253cm" style:rel-column-width="14185*"/>
    </style:style>
    <style:style style:name="Table2.E" style:family="table-column">
      <style:table-column-properties style:column-width="7.04cm" style:rel-column-width="30703*"/>
    </style:style>
    <style:style style:name="Table2.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2.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none" fo:border-top="none" fo:border-bottom="0.002cm solid #000000"/>
    </style:style>
    <style:style style:name="Table2.E2" style:family="table-cell">
      <style:table-cell-properties fo:padding="0.097cm" fo:border-left="0.002cm solid #000000" fo:border-right="0.002cm solid #000000" fo:border-top="none" fo:border-bottom="0.002cm solid #000000"/>
    </style:style>
    <style:style style:name="Table1" style:family="table">
      <style:table-properties style:width="17cm" table:align="margins"/>
    </style:style>
    <style:style style:name="Table1.A" style:family="table-column">
      <style:table-column-properties style:column-width="3.217cm" style:rel-column-width="12402*"/>
    </style:style>
    <style:style style:name="Table1.B" style:family="table-column">
      <style:table-column-properties style:column-width="1.196cm" style:rel-column-width="4610*"/>
    </style:style>
    <style:style style:name="Table1.C" style:family="table-column">
      <style:table-column-properties style:column-width="1.836cm" style:rel-column-width="7078*"/>
    </style:style>
    <style:style style:name="Table1.D" style:family="table-column">
      <style:table-column-properties style:column-width="10.751cm" style:rel-column-width="41445*"/>
    </style:style>
    <style:style style:name="Table1.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1.D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A6" style:family="table-cell">
      <style:table-cell-properties style:border-line-width-bottom="0.002cm 0.088cm 0.002cm" fo:padding="0.097cm" fo:border-left="0.002cm solid #000000" fo:border-right="none" fo:border-top="none" fo:border-bottom="0.092cm double #000000"/>
    </style:style>
    <style:style style:name="Table1.B6" style:family="table-cell" style:data-style-name="N0">
      <style:table-cell-properties style:border-line-width-bottom="0.002cm 0.088cm 0.002cm" fo:padding="0.097cm" fo:border-left="0.002cm solid #000000" fo:border-right="none" fo:border-top="none" fo:border-bottom="0.092cm double #000000"/>
    </style:style>
    <style:style style:name="Table1.D6" style:family="table-cell">
      <style:table-cell-properties style:border-line-width-bottom="0.002cm 0.088cm 0.002cm" fo:padding="0.097cm" fo:border-left="0.002cm solid #000000" fo:border-right="0.002cm solid #000000" fo:border-top="none" fo:border-bottom="0.092cm double #000000"/>
    </style:style>
    <style:style style:name="Table3" style:family="table">
      <style:table-properties style:width="17cm" table:align="margins"/>
    </style:style>
    <style:style style:name="Table3.A" style:family="table-column">
      <style:table-column-properties style:column-width="3.246cm" style:rel-column-width="12508*"/>
    </style:style>
    <style:style style:name="Table3.B" style:family="table-column">
      <style:table-column-properties style:column-width="3.995cm" style:rel-column-width="15403*"/>
    </style:style>
    <style:style style:name="Table3.C" style:family="table-column">
      <style:table-column-properties style:column-width="9.76cm" style:rel-column-width="37624*"/>
    </style:style>
    <style:style style:name="Table3.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3.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7" style:family="table">
      <style:table-properties style:width="17cm" table:align="margins"/>
    </style:style>
    <style:style style:name="Table7.A" style:family="table-column">
      <style:table-column-properties style:column-width="4.249cm" style:rel-column-width="16383*"/>
    </style:style>
    <style:style style:name="Table7.C" style:family="table-column">
      <style:table-column-properties style:column-width="2.125cm" style:rel-column-width="8191*"/>
    </style:style>
    <style:style style:name="Table7.D" style:family="table-column">
      <style:table-column-properties style:column-width="2.125cm" style:rel-column-width="8192*"/>
    </style:style>
    <style:style style:name="Table7.E" style:family="table-column">
      <style:table-column-properties style:column-width="4.251cm" style:rel-column-width="16386*"/>
    </style:style>
    <style:style style:name="Table7.A1" style:family="table-cell" style:data-style-name="N100">
      <style:table-cell-properties fo:background-color="#e6e6e6" fo:padding="0.097cm" fo:border-left="0.002cm solid #000000" fo:border-right="none" fo:border-top="0.002cm solid #000000" fo:border-bottom="0.002cm solid #000000">
        <style:background-image/>
      </style:table-cell-properties>
    </style:style>
    <style:style style:name="Table7.E1" style:family="table-cell" style:data-style-name="N100">
      <style:table-cell-properties fo:background-color="#e6e6e6" fo:padding="0.097cm" fo:border="0.002cm solid #000000">
        <style:background-image/>
      </style:table-cell-properties>
    </style:style>
    <style:style style:name="Table7.A2" style:family="table-cell" style:data-style-name="N100">
      <style:table-cell-properties fo:padding="0.097cm" fo:border-left="0.002cm solid #000000" fo:border-right="none" fo:border-top="none" fo:border-bottom="0.002cm solid #000000"/>
    </style:style>
    <style:style style:name="Table7.E2" style:family="table-cell" style:data-style-name="N100">
      <style:table-cell-properties fo:padding="0.097cm" fo:border-left="0.002cm solid #000000" fo:border-right="0.002cm solid #000000" fo:border-top="none" fo:border-bottom="0.002cm solid #000000"/>
    </style:style>
    <style:style style:name="Table4" style:family="table">
      <style:table-properties style:width="17cm" table:align="margins"/>
    </style:style>
    <style:style style:name="Table4.A" style:family="table-column">
      <style:table-column-properties style:column-width="1.889cm" style:rel-column-width="7281*"/>
    </style:style>
    <style:style style:name="Table4.I" style:family="table-column">
      <style:table-column-properties style:column-width="1.891cm" style:rel-column-width="7287*"/>
    </style:style>
    <style:style style:name="Tab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4.B1" style:family="table-cell" style:data-style-name="N0">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4.I1" style:family="table-cell" style:data-style-name="N0">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4.A2" style:family="table-cell">
      <style:table-cell-properties fo:background-color="#e6e6e6" style:border-line-width-right="0.002cm 0.088cm 0.002cm" fo:padding="0.097cm" fo:border-left="0.002cm solid #000000" fo:border-right="0.092cm double #000000" fo:border-top="none" fo:border-bottom="0.002cm solid #000000">
        <style:background-image/>
      </style:table-cell-properties>
    </style:style>
    <style:style style:name="Table4.B2" style:family="table-cell">
      <style:table-cell-properties fo:padding="0.097cm" fo:border-left="0.002cm solid #000000" fo:border-right="none" fo:border-top="none" fo:border-bottom="0.002cm solid #000000"/>
    </style:style>
    <style:style style:name="Table4.I2" style:family="table-cell">
      <style:table-cell-properties fo:padding="0.097cm" fo:border-left="0.002cm solid #000000" fo:border-right="0.002cm solid #000000" fo:border-top="none" fo:border-bottom="0.002cm solid #000000"/>
    </style:style>
    <style:style style:name="Table4.B4" style:family="table-cell" style:data-style-name="N0">
      <style:table-cell-properties fo:padding="0.097cm" fo:border-left="0.002cm solid #000000" fo:border-right="none" fo:border-top="none" fo:border-bottom="0.002cm solid #000000"/>
    </style:style>
    <style:style style:name="Table5" style:family="table">
      <style:table-properties style:width="17cm" table:align="margins"/>
    </style:style>
    <style:style style:name="Table5.A" style:family="table-column">
      <style:table-column-properties style:column-width="0.445cm" style:rel-column-width="1713*"/>
    </style:style>
    <style:style style:name="Table5.B" style:family="table-column">
      <style:table-column-properties style:column-width="0.905cm" style:rel-column-width="3488*"/>
    </style:style>
    <style:style style:name="Table5.C" style:family="table-column">
      <style:table-column-properties style:column-width="15.651cm" style:rel-column-width="60334*"/>
    </style:style>
    <style:style style:name="Table5.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5.C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17.013cm" fo:margin-left="0cm" fo:margin-right="-0.012cm" table:align="margins"/>
    </style:style>
    <style:style style:name="Table6.A" style:family="table-column">
      <style:table-column-properties style:column-width="1.058cm" style:rel-column-width="4076*"/>
    </style:style>
    <style:style style:name="Table6.D" style:family="table-column">
      <style:table-column-properties style:column-width="1.535cm" style:rel-column-width="5911*"/>
    </style:style>
    <style:style style:name="Table6.E" style:family="table-column">
      <style:table-column-properties style:column-width="12.303cm" style:rel-column-width="47396*"/>
    </style:style>
    <style:style style:name="Table6.A1" style:family="table-cell">
      <style:table-cell-properties fo:background-color="#e6e6e6" style:border-line-width-bottom="0.002cm 0.088cm 0.002cm" fo:padding="0.097cm" fo:border-left="0.002cm solid #000000" fo:border-right="none" fo:border-top="0.002cm solid #000000" fo:border-bottom="0.092cm double #000000">
        <style:background-image/>
      </style:table-cell-properties>
    </style:style>
    <style:style style:name="Table6.E1" style:family="table-cell">
      <style:table-cell-properties fo:background-color="#e6e6e6" style:border-line-width-bottom="0.002cm 0.088cm 0.002cm" fo:padding="0.097cm" fo:border-left="0.002cm solid #000000" fo:border-right="0.002cm solid #000000" fo:border-top="0.002cm solid #000000" fo:border-bottom="0.092cm double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E2" style:family="table-cell">
      <style:table-cell-properties fo:padding="0.097cm" fo:border-left="0.002cm solid #000000" fo:border-right="0.002cm solid #000000" fo:border-top="none" fo:border-bottom="0.002cm solid #000000"/>
    </style:style>
    <style:style style:name="Table8" style:family="table">
      <style:table-properties style:width="17.013cm" fo:margin-left="0cm" fo:margin-right="-0.012cm" table:align="margins"/>
    </style:style>
    <style:style style:name="Table8.A" style:family="table-column">
      <style:table-column-properties style:column-width="1.535cm" style:rel-column-width="870*"/>
    </style:style>
    <style:style style:name="Table8.B" style:family="table-column">
      <style:table-column-properties style:column-width="1.614cm" style:rel-column-width="915*"/>
    </style:style>
    <style:style style:name="Table8.C" style:family="table-column">
      <style:table-column-properties style:column-width="3.307cm" style:rel-column-width="1875*"/>
    </style:style>
    <style:style style:name="Table8.D" style:family="table-column">
      <style:table-column-properties style:column-width="3.228cm" style:rel-column-width="1830*"/>
    </style:style>
    <style:style style:name="Table8.E" style:family="table-column">
      <style:table-column-properties style:column-width="7.329cm" style:rel-column-width="4155*"/>
    </style:style>
    <style:style style:name="Tab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8.E1" style:family="table-cell">
      <style:table-cell-properties fo:background-color="#e6e6e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data-style-name="N0">
      <style:table-cell-properties fo:padding="0.097cm" fo:border-left="0.002cm solid #000000" fo:border-right="none" fo:border-top="none" fo:border-bottom="0.002cm solid #000000"/>
    </style:style>
    <style:style style:name="Table8.E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Table">
      <style:paragraph-properties fo:keep-with-next="always"/>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4">
      <style:paragraph-properties>
        <style:tab-stops>
          <style:tab-stop style:position="15.503cm" style:type="right" style:leader-style="dotted" style:leader-text="."/>
        </style:tab-stops>
      </style:paragraph-properties>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3"/>
    <style:style style:name="P14" style:family="paragraph" style:parent-style-name="Text_20_body">
      <style:text-properties style:font-name="Times New Roman1"/>
    </style:style>
    <style:style style:name="P15" style:family="paragraph" style:parent-style-name="Table_20_Contents">
      <style:paragraph-properties fo:text-align="justify" style:justify-single-word="false"/>
    </style:style>
    <style:style style:name="P16" style:family="paragraph" style:parent-style-name="Table">
      <style:paragraph-properties fo:keep-with-next="always"/>
    </style:style>
    <style:style style:name="P17" style:family="paragraph">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style:font-name="Arial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19" style:family="paragraph">
      <style:paragraph-properties fo:margin-left="0cm" fo:margin-right="0cm" fo:margin-top="0cm" fo:margin-bottom="0cm" fo:line-height="100%" fo:text-indent="0cm"/>
    </style:style>
    <style:style style:name="P20" style:family="paragraph">
      <style:paragraph-properties fo:margin-left="0cm" fo:margin-right="0cm" fo:margin-top="0cm" fo:margin-bottom="0cm" fo:line-height="100%" fo:text-indent="0cm"/>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22" style:family="paragraph">
      <style:paragraph-properties fo:margin-left="0cm" fo:margin-right="0cm" fo:margin-top="0cm" fo:margin-bottom="0cm" fo:line-height="100%" fo:text-align="center" fo:text-indent="0cm"/>
    </style:style>
    <style:style style:name="P23"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font-name="Times New Roman2"/>
    </style:style>
    <style:style style:name="T3" style:family="text">
      <style:text-properties style:font-name="Times New Roman1"/>
    </style:style>
    <style:style style:name="T4" style:family="text">
      <style:text-properties style:text-position="-20% 75%" style:font-size-asian="10.5pt"/>
    </style:style>
    <style:style style:name="T5" style:family="text">
      <style:text-properties style:use-window-font-color="true" style:text-outline="false" style:text-line-through-style="none" style:font-name="Courier New"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position="-20% 75%"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8" style:family="text">
      <style:text-properties style:use-window-font-color="true" style:text-outline="false" style:text-line-through-style="none" style:text-position="0% 100%" style:font-name="Arial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solid" draw:stroke-dash="Dash_20_7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4" style:family="graphic">
      <style:graphic-properties draw:stroke="solid" draw:stroke-dash="Dash_20_7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5" style:family="graphic">
      <style:graphic-properties draw:stroke="solid" draw:stroke-dash="Dash_20_7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6" style:family="graphic">
      <style:graphic-properties draw:stroke="solid" draw:stroke-dash="Dash_20_7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7" style:family="graphic">
      <style:graphic-properties draw:stroke="solid" draw:stroke-dash="Dash_20_7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8" style:family="graphic">
      <style:graphic-properties draw:stroke="solid" draw:stroke-dash="Dash_20_7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9" style:family="graphic">
      <style:graphic-properties draw:stroke="solid" draw:stroke-dash="Dash_20_7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0" style:family="graphic">
      <style:graphic-properties draw:stroke="solid" draw:stroke-dash="Dash_20_7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1" style:family="graphic">
      <style:graphic-properties draw:stroke="solid" draw:stroke-dash="Dash_20_7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2" style:family="graphic">
      <style:graphic-properties draw:stroke="solid" draw:stroke-dash="Dash_20_8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7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3" style:family="graphic">
      <style:graphic-properties draw:stroke="solid" draw:stroke-dash="Dash_20_8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4" style:family="graphic">
      <style:graphic-properties draw:stroke="solid" draw:stroke-dash="Dash_20_8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5" style:family="graphic">
      <style:graphic-properties draw:stroke="solid" draw:stroke-dash="Dash_20_8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6" style:family="graphic">
      <style:graphic-properties draw:stroke="solid" draw:stroke-dash="Dash_20_8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7" style:family="graphic">
      <style:graphic-properties draw:stroke="solid" draw:stroke-dash="Dash_20_8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8" style:family="graphic">
      <style:graphic-properties draw:stroke="solid" draw:stroke-dash="Dash_20_8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19" style:family="graphic">
      <style:graphic-properties draw:stroke="solid" draw:stroke-dash="Dash_20_87"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0" style:family="graphic">
      <style:graphic-properties draw:stroke="solid" draw:stroke-dash="Dash_20_88"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7"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1" style:family="graphic">
      <style:graphic-properties draw:stroke="solid" draw:stroke-dash="Dash_20_89"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8"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2" style:family="graphic">
      <style:graphic-properties draw:stroke="solid" draw:stroke-dash="Dash_20_90"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89"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3" style:family="graphic">
      <style:graphic-properties draw:stroke="solid" draw:stroke-dash="Dash_20_91"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0"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4" style:family="graphic">
      <style:graphic-properties draw:stroke="solid" draw:stroke-dash="Dash_20_92"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5" style:family="graphic">
      <style:graphic-properties draw:stroke="solid" draw:stroke-dash="Dash_20_93"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2"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6" style:family="graphic">
      <style:graphic-properties draw:stroke="solid" draw:stroke-dash="Dash_20_94"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3"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2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fo:min-height="0.5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03cm" svg:stroke-color="#000000" draw:marker-start="" draw:marker-start-width="0.245cm" draw:marker-start-center="false" draw:marker-end="" draw:marker-end-width="0.245cm" draw:marker-end-center="false" draw:fill="solid" draw:fill-color="#e6e6e6"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0" style:family="graphic">
      <style:graphic-properties draw:stroke="solid" svg:stroke-width="0.03cm" svg:stroke-color="#000000" draw:marker-start="" draw:marker-start-width="0.245cm" draw:marker-start-center="false" draw:marker-end="" draw:marker-end-width="0.245cm" draw:marker-end-center="false" draw:fill="solid" draw:fill-color="#ffff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1" style:family="graphic">
      <style:graphic-properties draw:stroke="solid" draw:stroke-dash="Dash_20_95"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4"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2" style:family="graphic">
      <style:graphic-properties draw:stroke="solid" draw:stroke-dash="Dash_20_96" svg:stroke-width="0.03cm" svg:stroke-color="#000000" draw:marker-start="" draw:marker-start-width="0.346cm" draw:marker-start-center="false" draw:marker-end="" draw:marker-end-width="0.346cm" draw:marker-end-center="false" svg:stroke-opacity="100%" draw:stroke-linejoin="round" draw:fill="solid" draw:fill-color="#99ccff" draw:secondary-fill-color="#99ccff" draw:fill-gradient-name="Gradient_20_7" draw:gradient-step-count="0" draw:fill-hatch-name="Hatch_20_95"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39cm" fo:padding-bottom="0.139cm" fo:padding-left="0.265cm" fo:padding-right="0.26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run-through="foreground"/>
    </style:style>
    <style:style style:name="gr33" style:family="graphic">
      <style:graphic-properties draw:stroke="solid"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000000" draw:marker-start="Arrowheads_20_1" draw:marker-start-width="0.199cm" draw:marker-start-center="true" draw:marker-end="" draw:marker-end-width="0.199cm" draw:marker-end-center="tru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middle" fo:min-height="0.75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000000" draw:marker-start=""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middle" fo:min-height="0.75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fo:min-height="0.499cm" fo:padding-top="0.125cm" fo:padding-bottom="0.125cm" fo:padding-left="0.25cm" fo:padding-right="0.25cm" draw:shadow="hidden" draw:shadow-offset-x="0.3cm" draw:shadow-offset-y="0.3cm" draw:shadow-color="#808080" style:run-through="foreground"/>
    </style:style>
    <style:style style:name="gr43" style:family="graphic">
      <style:graphic-properties fo:margin-left="0cm" fo:margin-right="0cm" fo:margin-top="0cm" fo:margin-bottom="0cm" style:run-through="foreground" style:wrap="none" style:vertical-pos="top" style:vertical-rel="paragraph" style:horizontal-pos="center" style:horizontal-rel="paragraph"/>
    </style:style>
    <style:style style:name="gr4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6"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47"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8"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5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6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8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righ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8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bottom" draw:auto-grow-height="false" draw:auto-grow-width="false" fo:min-height="0cm" fo:min-width="0cm" fo:padding-top="0.125cm" fo:padding-bottom="0.125cm" fo:padding-left="0.15cm" fo:padding-right="0.15cm" draw:shadow="hidden" draw:shadow-offset-x="0.3cm" draw:shadow-offset-y="0.3cm" draw:shadow-color="#808080" style:run-through="foreground"/>
    </style:style>
    <style:style style:name="gr85"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6"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7"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8"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89"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90"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9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6"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97"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98"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99"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00"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0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02"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0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04"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05"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06"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07"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08"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09"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0"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2"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4"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1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7"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21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220"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2"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4"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5"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6"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7"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228"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29"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230"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231"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32"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3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3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3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3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3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4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4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4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4"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7"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8"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261"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6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26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264"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265" style:family="graphic">
      <style:graphic-properties draw:stroke="solid" svg:stroke-width="0.06cm" svg:stroke-color="#000000" draw:marker-start="" draw:marker-start-width="0.289cm" draw:marker-start-center="false" draw:marker-end="" draw:marker-end-width="0.289cm" draw:marker-end-center="false" draw:fill="solid" draw:fill-color="#99ccff" draw:textarea-horizontal-align="center" draw:textarea-vertical-align="middle" fo:padding-top="0.155cm" fo:padding-bottom="0.155cm" fo:padding-left="0.28cm" fo:padding-right="0.28cm" draw:shadow="hidden" draw:shadow-offset-x="0.3cm" draw:shadow-offset-y="0.3cm" draw:shadow-color="#808080" style:run-through="foreground"/>
    </style:style>
    <style:style style:name="gr266"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67"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68" style:family="graphic">
      <style:graphic-properties draw:stroke="soli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69"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70"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7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72"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7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74"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75"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76"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77"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78"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79"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0"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1"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2"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4"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8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8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8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8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8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90"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9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9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93"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4"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5"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6"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7"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29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center" draw:textarea-vertical-align="bottom" draw:auto-grow-height="false" draw:auto-grow-width="false" fo:min-height="0cm" fo:min-width="0cm" fo:padding-top="0.125cm" fo:padding-bottom="0.125cm" fo:padding-left="0.25cm" fo:padding-right="0.25cm" draw:shadow="hidden" draw:shadow-offset-x="0.3cm" draw:shadow-offset-y="0.3cm" draw:shadow-color="#808080" style:run-through="foreground"/>
    </style:style>
    <style:style style:name="gr29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3"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4"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5"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6"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0"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1" style:family="graphic">
      <style:graphic-properties draw:stroke="solid" svg:stroke-width="0cm" svg:stroke-color="#000000" draw:marker-start="Arrow" draw:marker-start-width="0.199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2"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1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6"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7"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8"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9"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0"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2"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3"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4"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5"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6"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55cm" fo:min-width="1cm" fo:padding-top="0.125cm" fo:padding-bottom="0.125cm" fo:padding-left="0.25cm" fo:padding-right="0.25cm" draw:shadow="hidden" draw:shadow-offset-x="0.3cm" draw:shadow-offset-y="0.3cm" draw:shadow-color="#808080" style:run-through="foreground"/>
    </style:style>
    <style:style style:name="gr32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45cm" fo:min-width="1cm" fo:padding-top="0.125cm" fo:padding-bottom="0.125cm" fo:padding-left="0.25cm" fo:padding-right="0.25cm" draw:shadow="hidden" draw:shadow-offset-x="0.3cm" draw:shadow-offset-y="0.3cm" draw:shadow-color="#808080" style:run-through="foreground"/>
    </style:style>
    <style:style style:name="gr328" style:family="graphic">
      <style:graphic-properties draw:stroke="dash"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29" style:family="graphic">
      <style:graphic-properties draw:stroke="solid" draw:stroke-dash="Ultrafine_20_Dashed" svg:stroke-width="0.03cm" svg:stroke-color="#000000"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30" style:family="graphic">
      <style:graphic-properties draw:stroke="solid" svg:stroke-width="0cm" svg:stroke-color="#000000" draw:marker-start="" draw:marker-start-width="0.3cm" draw:marker-start-center="false" draw:marker-end="Arrow"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1" style:family="graphic">
      <style:graphic-properties draw:stroke="solid" svg:stroke-width="0cm" svg:stroke-color="#000000" draw:marker-start="" draw:marker-start-width="0.245cm" draw:marker-start-center="false" draw:marker-end="" draw:marker-end-width="0.245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wire (onewire) master</text:p>
      <text:p text:style-name="P5">Verilog source with an Avalon MM processor interfac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1 <text:s/>Introduction<text:tab/>1</text:p>
          <text:p text:style-name="P8">1.1 <text:s/>1-wire protocol and devices<text:tab/>1</text:p>
          <text:p text:style-name="P8">1.2 <text:s/>Features<text:tab/>1</text:p>
          <text:p text:style-name="P7">2 <text:s/>Verilog module parameters and ports<text:tab/>2</text:p>
          <text:p text:style-name="P8">2.1 <text:s/>Parameters<text:tab/>2</text:p>
          <text:p text:style-name="P9">2.1.1 <text:s/>Clock divider ratio<text:tab/>2</text:p>
          <text:p text:style-name="P9">2.1.2 <text:s/>Data bus width<text:tab/>2</text:p>
          <text:p text:style-name="P8">2.2 <text:s/>Ports<text:tab/>3</text:p>
          <text:p text:style-name="P9">2.2.1 <text:s/>CPU bus interface<text:tab/>3</text:p>
          <text:p text:style-name="P9">2.2.2 <text:s/>1-wire interface<text:tab/>4</text:p>
          <text:p text:style-name="P7">3 <text:s/>Processor interface<text:tab/>4</text:p>
          <text:p text:style-name="P8">3.1 <text:s/>1-wire line multiplexing and power enable<text:tab/>5</text:p>
          <text:p text:style-name="P8">3.2 <text:s/>Status/control register<text:tab/>5</text:p>
          <text:p text:style-name="P8">3.3 <text:s/>Access sequences<text:tab/>6</text:p>
          <text:p text:style-name="P9">3.3.1 <text:s/>Polling<text:tab/>6</text:p>
          <text:p text:style-name="P10">Reset<text:tab/>7</text:p>
          <text:p text:style-name="P10">Write bit<text:tab/>7</text:p>
          <text:p text:style-name="P10">Read bit<text:tab/>7</text:p>
          <text:p text:style-name="P9">3.3.2 <text:s/>Interrupts<text:tab/>7</text:p>
          <text:p text:style-name="P7">4 <text:s/>Supported 1-wire functionality<text:tab/>7</text:p>
          <text:p text:style-name="P8">4.1 <text:s/>RTL description<text:tab/>7</text:p>
          <text:p text:style-name="P8">4.2 <text:s/>Transfer cycle timings<text:tab/>8</text:p>
          <text:p text:style-name="P7">5 <text:s/>SOPC builder integration<text:tab/>8</text:p>
          <text:p text:style-name="P7">6 <text:s/>Software driver<text:tab/>8</text:p>
        </text:index-body>
      </text:table-of-content>
      <text:p text:style-name="Text_20_body"/>
      <text:h text:style-name="Heading_20_1" text:outline-level="1">Introduction</text:h>
      <text:h text:style-name="Heading_20_2" text:outline-level="2">1-wire protocol and devices</text:h>
      <text:p text:style-name="Text_20_body">The 1-wire protocol was defined by <text:a xlink:type="simple" xlink:href="http://en.wikipedia.org/wiki/Dallas_Semiconductor">Dallas Semiconductor</text:a>. In 2001 the company was bought by <text:s/><text:a xlink:type="simple" xlink:href="http://www.maxim-ic.com/">Maxim Integrated Products, Inc</text:a>. Maxim is the sole manufacturer of 1-wire and iButton devices, all devices and standards can be found on their web-page:</text:p>
      <text:p text:style-name="Text_20_body"><text:a xlink:type="simple" xlink:href="http://www.maxim-ic.com/products/1-wire/">http://www.maxim-ic.com/products/1-wire/</text:a></text:p>
      <text:h text:style-name="Heading_20_2" text:outline-level="2">Features</text:h>
      <text:p text:style-name="Text_20_body">This document describes a 1-wire master written in Verilog HDL, ready for integration into a FPGA based SoC. Only the physical layer of the protocol is implemented in hardware, so only bit level data transfers are possible, a software driver is required to perform byte level transfers and to support protocol layers above the physical layer. Features:</text:p>
      <text:list xml:id="list380148022" text:style-name="L1">
        <text:list-item>
          <text:p text:style-name="P11">reset pulse generation and presence detection, bit level write and read, timed idle slot</text:p>
        </text:list-item>
        <text:list-item>
          <text:p text:style-name="P11">overdrive mode</text:p>
        </text:list-item>
        <text:list-item>
          <text:p text:style-name="P11"><text:soft-page-break/>from 1 to 16 wires</text:p>
        </text:list-item>
        <text:list-item>
          <text:p text:style-name="P11">power (strong pull-up)</text:p>
        </text:list-item>
        <text:list-item>
          <text:p text:style-name="P11">pulling or interrupt driven CPU interface</text:p>
        </text:list-item>
      </text:list>
      <text:p text:style-name="Text_20_body">There are also other feature restrictions related to the design of the 1-wire bus (MicroLan). There are no features useful for handling a long and unstable bus, like active pull-up or adaptive timing.</text:p>
      <text:h text:style-name="Heading_20_1" text:outline-level="1">Verilog module parameters and ports</text:h>
      <text:p text:style-name="Text_20_body">The next section describes how to properly integrate the Verilog module into an FPGA.</text:p>
      <text:h text:style-name="Heading_20_2" text:outline-level="2">Parameters</text:h>
      <text:p text:style-name="P6">Table <text:sequence text:ref-name="refTable0" text:name="Table" text:formula="ooow:Table+1" style:num-format="1">1</text:sequence>: List of onewire module parameters</text:p>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Table_20_Contents">parameter</text:p>
          </table:table-cell>
          <table:table-cell table:style-name="Table2.A1" office:value-type="string">
            <text:p text:style-name="Table_20_Contents">type</text:p>
          </table:table-cell>
          <table:table-cell table:style-name="Table2.A1" office:value-type="string">
            <text:p text:style-name="Table_20_Contents">default</text:p>
          </table:table-cell>
          <table:table-cell table:style-name="Table2.A1" office:value-type="string">
            <text:p text:style-name="Table_20_Contents">range</text:p>
          </table:table-cell>
          <table:table-cell table:style-name="Table2.E1" office:value-type="string">
            <text:p text:style-name="Table_20_Contents">description</text:p>
          </table:table-cell>
        </table:table-row>
        <table:table-row>
          <table:table-cell table:style-name="Table2.A2" office:value-type="string">
            <text:p text:style-name="Table_20_Contents"><text:span text:style-name="Source_20_Text">CDR</text:span></text:p>
          </table:table-cell>
          <table:table-cell table:style-name="Table2.A2" office:value-type="string">
            <text:p text:style-name="Table_20_Contents">integer</text:p>
          </table:table-cell>
          <table:table-cell table:style-name="Table2.C2" office:value-type="float" office:value="10">
            <text:p text:style-name="Table_20_Contents">10</text:p>
          </table:table-cell>
          <table:table-cell table:style-name="Table2.A2" office:value-type="string">
            <text:p text:style-name="Table_20_Contents">0, 1, ...</text:p>
          </table:table-cell>
          <table:table-cell table:style-name="Table2.E2" office:value-type="string">
            <text:p text:style-name="Table_20_Contents">clock divider ratio</text:p>
          </table:table-cell>
        </table:table-row>
        <table:table-row>
          <table:table-cell table:style-name="Table2.A2" office:value-type="string">
            <text:p text:style-name="Table_20_Contents"><text:span text:style-name="Source_20_Text">BDW</text:span></text:p>
          </table:table-cell>
          <table:table-cell table:style-name="Table2.A2" office:value-type="string">
            <text:p text:style-name="Table_20_Contents">integer</text:p>
          </table:table-cell>
          <table:table-cell table:style-name="Table2.C2" office:value-type="float" office:value="32">
            <text:p text:style-name="Table_20_Contents">32</text:p>
          </table:table-cell>
          <table:table-cell table:style-name="Table2.A2" office:value-type="string">
            <text:p text:style-name="Table_20_Contents">8, 32</text:p>
          </table:table-cell>
          <table:table-cell table:style-name="Table2.E2" office:value-type="string">
            <text:p text:style-name="Table_20_Contents">bus data width</text:p>
          </table:table-cell>
        </table:table-row>
        <table:table-row>
          <table:table-cell table:style-name="Table2.A2" office:value-type="string">
            <text:p text:style-name="Table_20_Contents"><text:span text:style-name="Source_20_Text">OWN</text:span></text:p>
          </table:table-cell>
          <table:table-cell table:style-name="Table2.A2" office:value-type="string">
            <text:p text:style-name="Table_20_Contents">integer</text:p>
          </table:table-cell>
          <table:table-cell table:style-name="Table2.C2">
            <text:p text:style-name="Table_20_Contents"/>
          </table:table-cell>
          <table:table-cell table:style-name="Table2.A2" office:value-type="string">
            <text:p text:style-name="Table_20_Contents">1, 2, ..., 16</text:p>
          </table:table-cell>
          <table:table-cell table:style-name="Table2.E2" office:value-type="string">
            <text:p text:style-name="Table_20_Contents">number of wires</text:p>
          </table:table-cell>
        </table:table-row>
      </table:table>
      <text:p text:style-name="Text_20_body"/>
      <text:h text:style-name="Heading_20_3" text:outline-level="3">Clock divider ratio</text:h>
      <text:p text:style-name="Text_20_body">The internal state machine uses a reference period <draw:frame draw:style-name="fr2" draw:name="Object5" text:anchor-type="as-char" svg:width="1.268cm" svg:height="0.467cm" draw:z-index="10"><draw:object xlink:href="./Object 5" xlink:type="simple" xlink:show="embed" xlink:actuate="onLoad"/><draw:image xlink:href="./ObjectReplacements/Object 5" xlink:type="simple" xlink:show="embed" xlink:actuate="onLoad"/><svg:desc>formula</svg:desc></draw:frame> thus clock divider parameter is computed with the next formula:</text:p>
      <text:p text:style-name="Text_20_body"><draw:frame draw:style-name="fr2" draw:name="Object1" text:anchor-type="as-char" svg:width="3.254cm" svg:height="0.531cm" draw:z-index="0"><draw:object xlink:href="./Object 1" xlink:type="simple" xlink:show="embed" xlink:actuate="onLoad"/><draw:image xlink:href="./ObjectReplacements/Object 1" xlink:type="simple" xlink:show="embed" xlink:actuate="onLoad"/></draw:frame></text:p>
      <text:p text:style-name="Text_20_body">If the dividing factor is not a round integer, than the timing of the controller will be slightly off, and would support only a subset of 1-wire devices with timing closer to the typical 30us slot. This limits the system clock to multiples of 133kHz.</text:p>
      <text:p text:style-name="Text_20_body"><draw:frame draw:style-name="fr2" draw:name="Object2" text:anchor-type="as-char" svg:width="6.336cm" svg:height="0.997cm" draw:z-index="1"><draw:object xlink:href="./Object 2" xlink:type="simple" xlink:show="embed" xlink:actuate="onLoad"/><draw:image xlink:href="./ObjectReplacements/Object 2" xlink:type="simple" xlink:show="embed" xlink:actuate="onLoad"/></draw:frame></text:p>
      <text:p text:style-name="Text_20_body">If overdrive is needed than the additional restriction is that CDR must be divisible by 10. This limits the system clock to multiples of 1.33MHz.</text:p>
      <text:p text:style-name="Text_20_body"><draw:frame draw:style-name="fr2" draw:name="Object3" text:anchor-type="as-char" svg:width="6.355cm" svg:height="0.998cm" draw:z-index="2"><draw:object xlink:href="./Object 3" xlink:type="simple" xlink:show="embed" xlink:actuate="onLoad"/><draw:image xlink:href="./ObjectReplacements/Object 3" xlink:type="simple" xlink:show="embed" xlink:actuate="onLoad"/><svg:desc>formula</svg:desc></draw:frame></text:p>
      <text:p text:style-name="Text_20_body"><text:span text:style-name="T1">TODO</text:span>: if the system clock requirements can not be met, it is possible to recode the state machine to use <draw:frame draw:style-name="fr2" draw:name="Object4" text:anchor-type="as-char" svg:width="0.954cm" svg:height="0.467cm" draw:z-index="3"><draw:object xlink:href="./Object 4" xlink:type="simple" xlink:show="embed" xlink:actuate="onLoad"/><draw:image xlink:href="./ObjectReplacements/Object 4" xlink:type="simple" xlink:show="embed" xlink:actuate="onLoad"/><svg:desc>formula</svg:desc></draw:frame> reference periods, this way a better tolerance to divider ratio error can be achieved.</text:p>
      <text:h text:style-name="Heading_20_3" text:outline-level="3">Data bus width</text:h>
      <text:p text:style-name="Text_20_body">The width of the data bus is 32bit by default, but only 8 bits are used, so it is possible to connect the controller to a 8bit CPU. The details are explained in the section on module ports.</text:p>
      <text:h text:style-name="Heading_20_2" text:outline-level="2"><text:soft-page-break/>Ports</text:h>
      <text:p text:style-name="P6">Table <text:sequence text:ref-name="refTable1" text:name="Table" text:formula="ooow:Table+1" style:num-format="1">2</text:sequence>: List of onewire module port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signal</text:p>
          </table:table-cell>
          <table:table-cell table:style-name="Table1.A1" office:value-type="string">
            <text:p text:style-name="Table_20_Contents">width</text:p>
          </table:table-cell>
          <table:table-cell table:style-name="Table1.A1" office:value-type="string">
            <text:p text:style-name="Table_20_Contents">direction</text:p>
          </table:table-cell>
          <table:table-cell table:style-name="Table1.D1" office:value-type="string">
            <text:p text:style-name="Table_20_Contents">description</text:p>
          </table:table-cell>
        </table:table-row>
        <table:table-row>
          <table:table-cell table:style-name="Table1.A2" office:value-type="string">
            <text:p text:style-name="Table_20_Contents"><text:span text:style-name="Source_20_Text">bus_write</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write request</text:p>
          </table:table-cell>
        </table:table-row>
        <table:table-row>
          <table:table-cell table:style-name="Table1.A2" office:value-type="string">
            <text:p text:style-name="Table_20_Contents"><text:span text:style-name="Source_20_Text">bus_read</text:span></text:p>
          </table:table-cell>
          <table:table-cell table:style-name="Table1.B2" office:value-type="float" office:value="1">
            <text:p text:style-name="Table_20_Contents"><text:span text:style-name="Source_20_Text">1</text:span></text:p>
          </table:table-cell>
          <table:table-cell table:style-name="Table1.A2" office:value-type="string">
            <text:p text:style-name="Table_20_Contents">input</text:p>
          </table:table-cell>
          <table:table-cell table:style-name="Table1.D2" office:value-type="string">
            <text:p text:style-name="Table_20_Contents">bus read request</text:p>
          </table:table-cell>
        </table:table-row>
        <table:table-row>
          <table:table-cell table:style-name="Table1.A2" office:value-type="string">
            <text:p text:style-name="Table_20_Contents"><text:span text:style-name="Source_20_Text">bus_write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input</text:p>
          </table:table-cell>
          <table:table-cell table:style-name="Table1.D2" office:value-type="string">
            <text:p text:style-name="Table_20_Contents">bus write data</text:p>
          </table:table-cell>
        </table:table-row>
        <table:table-row>
          <table:table-cell table:style-name="Table1.A2" office:value-type="string">
            <text:p text:style-name="Table_20_Contents"><text:span text:style-name="Source_20_Text">bus_readdata</text:span></text:p>
          </table:table-cell>
          <table:table-cell table:style-name="Table1.A2" office:value-type="string">
            <text:p text:style-name="Table_20_Contents"><text:span text:style-name="Source_20_Text">BDW</text:span></text:p>
          </table:table-cell>
          <table:table-cell table:style-name="Table1.A2" office:value-type="string">
            <text:p text:style-name="Table_20_Contents">output</text:p>
          </table:table-cell>
          <table:table-cell table:style-name="Table1.D2" office:value-type="string">
            <text:p text:style-name="Table_20_Contents">bus read data</text:p>
          </table:table-cell>
        </table:table-row>
        <table:table-row>
          <table:table-cell table:style-name="Table1.A6" office:value-type="string">
            <text:p text:style-name="Table_20_Contents"><text:span text:style-name="Source_20_Text">bus_interrupt</text:span></text:p>
          </table:table-cell>
          <table:table-cell table:style-name="Table1.B6" office:value-type="float" office:value="1">
            <text:p text:style-name="Table_20_Contents"><text:span text:style-name="Source_20_Text">1</text:span></text:p>
          </table:table-cell>
          <table:table-cell table:style-name="Table1.A6" office:value-type="string">
            <text:p text:style-name="Table_20_Contents">output</text:p>
          </table:table-cell>
          <table:table-cell table:style-name="Table1.D6" office:value-type="string">
            <text:p text:style-name="Table_20_Contents">bus interrupt status</text:p>
          </table:table-cell>
        </table:table-row>
        <table:table-row>
          <table:table-cell table:style-name="Table1.A2" office:value-type="string">
            <text:p text:style-name="Table_20_Contents"><text:span text:style-name="Source_20_Text">onewire_i</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input</text:p>
          </table:table-cell>
          <table:table-cell table:style-name="Table1.D2" office:value-type="string">
            <text:p text:style-name="Table_20_Contents">1-wire bus status</text:p>
          </table:table-cell>
        </table:table-row>
        <table:table-row>
          <table:table-cell table:style-name="Table1.A2" office:value-type="string">
            <text:p text:style-name="Table_20_Contents"><text:span text:style-name="Source_20_Text">onewire</text:span><text:span text:style-name="Source_20_Text">_e</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open collector driver enable</text:p>
          </table:table-cell>
        </table:table-row>
        <table:table-row>
          <table:table-cell table:style-name="Table1.A2" office:value-type="string">
            <text:p text:style-name="Table_20_Contents"><text:span text:style-name="Source_20_Text">onewire_p</text:span></text:p>
          </table:table-cell>
          <table:table-cell table:style-name="Table1.A2" office:value-type="string">
            <text:p text:style-name="Table_20_Contents"><text:span text:style-name="Source_20_Text">OWN</text:span></text:p>
          </table:table-cell>
          <table:table-cell table:style-name="Table1.A2" office:value-type="string">
            <text:p text:style-name="Table_20_Contents">output</text:p>
          </table:table-cell>
          <table:table-cell table:style-name="Table1.D2" office:value-type="string">
            <text:p text:style-name="Table_20_Contents">1-wire power enable (strong pullup)</text:p>
          </table:table-cell>
        </table:table-row>
      </table:table>
      <text:p text:style-name="Text_20_body"/>
      <text:h text:style-name="Heading_20_3" text:outline-level="3">CPU bus interface</text:h>
      <text:p text:style-name="Text_20_body">The default bus interface is 32bit Avalon MM compatible. It should be trivial to connect it to Wishbone and it should be easy to connect to AMBA APB. With the limitation to a single wire (OWN=0) the module can be also connected to an 8bit bus (a microcontroller for example). All CPU related signals are active high.</text:p>
      <text:p text:style-name="Text_20_body">Both read and write cycles are a single clock period long, the omitted <text:span text:style-name="Source_20_Text">bus_waitrequest</text:span> would be a constant '0'. Read data is valid only the first cycle of <text:span text:style-name="Source_20_Text">bus_read</text:span> being active, in the next cycle it might change due to the interrupt status being cleared.</text:p>
      <text:p text:style-name="Text_20_body">The interrupt signal indicates, that a reset, presence detection, write bit or read bit 1-wire slots has finished. After performing a bus read the interrupt is cleared.</text:p>
      <text:p text:style-name="Text_20_body"><draw:frame draw:style-name="fr1" draw:name="Frame2" text:anchor-type="paragraph" svg:x="0.002cm" svg:y="0.212cm" svg:width="17.027cm" draw:z-index="4"><draw:text-box fo:min-height="5.817cm"><text:p text:style-name="Drawing"><draw:g text:anchor-type="paragraph" draw:z-index="5" draw:style-name="gr1"><draw:g draw:style-name="gr2"><draw:line draw:style-name="gr3" draw:text-style-name="P17" svg:x1="4.016cm" svg:y1="0.8cm" svg:x2="4.216cm" svg:y2="0.2cm"><text:p/></draw:line><draw:line draw:style-name="gr4" draw:text-style-name="P17" svg:x1="4.216cm" svg:y1="0.2cm" svg:x2="5.016cm" svg:y2="0.2cm"><text:p/></draw:line><draw:line draw:style-name="gr5" draw:text-style-name="P17" svg:x1="5.215cm" svg:y1="0.8cm" svg:x2="5.015cm" svg:y2="0.2cm"><text:p/></draw:line><draw:line draw:style-name="gr6" draw:text-style-name="P17" svg:x1="5.216cm" svg:y1="0.8cm" svg:x2="6.016cm" svg:y2="0.8cm"><text:p/></draw:line></draw:g><draw:g draw:style-name="gr2"><draw:line draw:style-name="gr7" draw:text-style-name="P17" svg:x1="6.016cm" svg:y1="0.8cm" svg:x2="6.216cm" svg:y2="0.2cm"><text:p/></draw:line><draw:line draw:style-name="gr8" draw:text-style-name="P17" svg:x1="6.216cm" svg:y1="0.2cm" svg:x2="7.016cm" svg:y2="0.2cm"><text:p/></draw:line><draw:line draw:style-name="gr9" draw:text-style-name="P17" svg:x1="7.216cm" svg:y1="0.8cm" svg:x2="7.016cm" svg:y2="0.2cm"><text:p/></draw:line><draw:line draw:style-name="gr10" draw:text-style-name="P17" svg:x1="7.216cm" svg:y1="0.8cm" svg:x2="8.016cm" svg:y2="0.8cm"><text:p/></draw:line></draw:g><draw:g draw:style-name="gr2"><draw:line draw:style-name="gr11" draw:text-style-name="P17" svg:x1="8.016cm" svg:y1="0.8cm" svg:x2="8.216cm" svg:y2="0.2cm"><text:p/></draw:line><draw:line draw:style-name="gr12" draw:text-style-name="P17" svg:x1="8.216cm" svg:y1="0.2cm" svg:x2="9.016cm" svg:y2="0.2cm"><text:p/></draw:line><draw:line draw:style-name="gr13" draw:text-style-name="P17" svg:x1="9.216cm" svg:y1="0.8cm" svg:x2="9.016cm" svg:y2="0.2cm"><text:p/></draw:line><draw:line draw:style-name="gr14" draw:text-style-name="P17" svg:x1="9.216cm" svg:y1="0.8cm" svg:x2="10.016cm" svg:y2="0.8cm"><text:p/></draw:line></draw:g><draw:g draw:style-name="gr2"><draw:line draw:style-name="gr15" draw:text-style-name="P17" svg:x1="10.016cm" svg:y1="0.8cm" svg:x2="10.216cm" svg:y2="0.2cm"><text:p/></draw:line><draw:line draw:style-name="gr16" draw:text-style-name="P17" svg:x1="10.216cm" svg:y1="0.2cm" svg:x2="11.016cm" svg:y2="0.2cm"><text:p/></draw:line><draw:line draw:style-name="gr17" draw:text-style-name="P17" svg:x1="11.216cm" svg:y1="0.8cm" svg:x2="11.016cm" svg:y2="0.2cm"><text:p/></draw:line><draw:line draw:style-name="gr18" draw:text-style-name="P17" svg:x1="11.216cm" svg:y1="0.8cm" svg:x2="12.016cm" svg:y2="0.8cm"><text:p/></draw:line></draw:g><draw:g draw:style-name="gr2"><draw:line draw:style-name="gr19" draw:text-style-name="P17" svg:x1="12.016cm" svg:y1="0.8cm" svg:x2="12.216cm" svg:y2="0.2cm"><text:p/></draw:line><draw:line draw:style-name="gr20" draw:text-style-name="P17" svg:x1="12.216cm" svg:y1="0.2cm" svg:x2="13.016cm" svg:y2="0.2cm"><text:p/></draw:line><draw:line draw:style-name="gr21" draw:text-style-name="P17" svg:x1="13.216cm" svg:y1="0.8cm" svg:x2="13.016cm" svg:y2="0.2cm"><text:p/></draw:line><draw:line draw:style-name="gr22" draw:text-style-name="P17" svg:x1="13.216cm" svg:y1="0.8cm" svg:x2="14.016cm" svg:y2="0.8cm"><text:p/></draw:line></draw:g><draw:g draw:style-name="gr2"><draw:line draw:style-name="gr23" draw:text-style-name="P17" svg:x1="14.016cm" svg:y1="0.8cm" svg:x2="14.216cm" svg:y2="0.2cm"><text:p/></draw:line><draw:line draw:style-name="gr24" draw:text-style-name="P17" svg:x1="14.216cm" svg:y1="0.2cm" svg:x2="15.016cm" svg:y2="0.2cm"><text:p/></draw:line><draw:line draw:style-name="gr25" draw:text-style-name="P17" svg:x1="15.216cm" svg:y1="0.8cm" svg:x2="15.016cm" svg:y2="0.2cm"><text:p/></draw:line><draw:line draw:style-name="gr26" draw:text-style-name="P17" svg:x1="15.216cm" svg:y1="0.8cm" svg:x2="16.016cm" svg:y2="0.8cm"><text:p/></draw:line></draw:g><draw:line draw:style-name="gr27" draw:text-style-name="P18" svg:x1="6.216cm" svg:y1="1.8cm" svg:x2="6.416cm" svg:y2="1.2cm"><text:p/></draw:line><draw:line draw:style-name="gr27" draw:text-style-name="P18" svg:x1="4.016cm" svg:y1="1.8cm" svg:x2="6.216cm" svg:y2="1.8cm"><text:p/></draw:line><draw:line draw:style-name="gr27" draw:text-style-name="P18" svg:x1="8.416cm" svg:y1="1.8cm" svg:x2="8.216cm" svg:y2="1.2cm"><text:p/></draw:line><draw:line draw:style-name="gr27" draw:text-style-name="P18" svg:x1="8.414cm" svg:y1="1.8cm" svg:x2="17.014cm" svg:y2="1.8cm"><text:p/></draw:line><draw:frame draw:style-name="gr28" draw:text-style-name="P20" svg:width="4.001cm" svg:height="0.802cm" svg:x="0.016cm" svg:y="0cm"><draw:text-box><text:p text:style-name="P19"><text:span text:style-name="T5">clk</text:span></text:p></draw:text-box></draw:frame><draw:frame draw:style-name="gr28" draw:text-style-name="P20" svg:width="4.001cm" svg:height="0.802cm" svg:x="0.016cm" svg:y="0.998cm"><draw:text-box><text:p text:style-name="P19"><text:span text:style-name="T5">bus_write</text:span></text:p></draw:text-box></draw:frame><draw:frame draw:style-name="gr28" draw:text-style-name="P20" svg:width="4.01cm" svg:height="0.802cm" svg:x="0.007cm" svg:y="2.034cm"><draw:text-box><text:p text:style-name="P19"><text:span text:style-name="T5">bus_read</text:span></text:p></draw:text-box></draw:frame><draw:line draw:style-name="gr27" draw:text-style-name="P18" svg:x1="6.416cm" svg:y1="1.2cm" svg:x2="8.216cm" svg:y2="1.2cm"><text:p/></draw:line><draw:line draw:style-name="gr27" draw:text-style-name="P18" svg:x1="12.216cm" svg:y1="2.8cm" svg:x2="12.416cm" svg:y2="2.2cm"><text:p/></draw:line><draw:line draw:style-name="gr27" draw:text-style-name="P18" svg:x1="4.016cm" svg:y1="2.8cm" svg:x2="12.216cm" svg:y2="2.8cm"><text:p/></draw:line><draw:line draw:style-name="gr27" draw:text-style-name="P18" svg:x1="14.416cm" svg:y1="2.8cm" svg:x2="14.216cm" svg:y2="2.2cm"><text:p/></draw:line><draw:line draw:style-name="gr27" draw:text-style-name="P18" svg:x1="14.416cm" svg:y1="2.8cm" svg:x2="17.016cm" svg:y2="2.8cm"><text:p/></draw:line><draw:line draw:style-name="gr27" draw:text-style-name="P18" svg:x1="12.416cm" svg:y1="2.2cm" svg:x2="14.216cm" svg:y2="2.2cm"><text:p/></draw:line><draw:frame draw:style-name="gr28" draw:text-style-name="P20" svg:width="4.001cm" svg:height="0.802cm" svg:x="0.016cm" svg:y="2.999cm"><draw:text-box><text:p text:style-name="P19"><text:span text:style-name="T5">bus_writedata</text:span></text:p></draw:text-box></draw:frame><draw:frame draw:style-name="gr28" draw:text-style-name="P20" svg:width="4.001cm" svg:height="0.802cm" svg:x="0.016cm" svg:y="3.999cm"><draw:text-box><text:p text:style-name="P19"><text:span text:style-name="T5">bus_readdata</text:span></text:p></draw:text-box></draw:frame><draw:frame draw:style-name="gr28" draw:text-style-name="P20" svg:width="4.001cm" svg:height="0.802cm" svg:x="0.016cm" svg:y="4.999cm"><draw:text-box><text:p text:style-name="P19"><text:span text:style-name="T5">bus_interrupt</text:span></text:p></draw:text-box></draw:frame><draw:polygon draw:style-name="gr29" draw:text-style-name="P18" svg:width="2.299cm" svg:height="0.599cm" svg:x="4.016cm" svg:y="3.2cm" svg:viewBox="0 0 2300 600" draw:points="0,0 2200,0 2300,300 2200,600 0,600"><text:p/></draw:polygon><draw:polygon draw:style-name="gr29" draw:text-style-name="P18" svg:width="8.699cm" svg:height="0.599cm" svg:x="8.316cm" svg:y="3.2cm" svg:viewBox="0 0 8700 600" draw:points="8700,0 100,0 0,300 100,600 8700,600"><text:p/></draw:polygon><draw:polygon draw:style-name="gr30" draw:text-style-name="P18" svg:width="1.999cm" svg:height="0.599cm" svg:x="6.316cm" svg:y="3.2cm" svg:viewBox="0 0 2000 600" draw:points="1900,0 100,0 0,300 100,600 1900,600 2000,300"><text:p/></draw:polygon><draw:polygon draw:style-name="gr29" draw:text-style-name="P18" svg:width="8.299cm" svg:height="0.599cm" svg:x="4.016cm" svg:y="4.2cm" svg:viewBox="0 0 8300 600" draw:points="0,0 8200,0 8300,300 8200,600 0,600"><text:p/></draw:polygon><draw:polygon draw:style-name="gr29" draw:text-style-name="P18" svg:width="2.699cm" svg:height="0.599cm" svg:x="14.316cm" svg:y="4.2cm" svg:viewBox="0 0 2700 600" draw:points="2700,0 100,0 0,300 100,600 2700,600"><text:p/></draw:polygon><draw:polygon draw:style-name="gr30" draw:text-style-name="P18" svg:width="1.999cm" svg:height="0.599cm" svg:x="12.316cm" svg:y="4.2cm" svg:viewBox="0 0 2000 600" draw:points="1900,0 100,0 0,300 100,600 1900,600 2000,300"><text:p/></draw:polygon><draw:line draw:style-name="gr27" draw:text-style-name="P18" svg:x1="14.416cm" svg:y1="5.8cm" svg:x2="14.216cm" svg:y2="5.2cm"><text:p/></draw:line><draw:line draw:style-name="gr27" draw:text-style-name="P18" svg:x1="14.416cm" svg:y1="5.8cm" svg:x2="17.016cm" svg:y2="5.8cm"><text:p/></draw:line><draw:line draw:style-name="gr27" draw:text-style-name="P18" svg:x1="4.016cm" svg:y1="5.2cm" svg:x2="14.216cm" svg:y2="5.2cm"><text:p/></draw:line><draw:line draw:style-name="gr31" draw:text-style-name="P17" svg:x1="16.016cm" svg:y1="0.8cm" svg:x2="16.216cm" svg:y2="0.2cm"><text:p/></draw:line><draw:line draw:style-name="gr32" draw:text-style-name="P17" svg:x1="16.216cm" svg:y1="0.2cm" svg:x2="17.016cm" svg:y2="0.2cm"><text:p/></draw:line></draw:g>Drawing <text:sequence text:ref-name="refDrawing0" text:name="Drawing" text:formula="ooow:Drawing+1" style:num-format="1">1</text:sequence>: Bus timing (write, read and interrupt status)</text:p></draw:text-box></draw:frame></text:p>
      <text:p text:style-name="Text_20_body">The next table describes how to connect the 1-wire to an Avalon MM or Wishbone master.</text:p>
      <text:p text:style-name="P6">Table <text:sequence text:ref-name="refTable2" text:name="Table" text:formula="ooow:Table+1" style:num-format="1">3</text:sequence>: Wishbone equivalents of Avalon MM signals</text:p>
      <table:table table:name="Table3" table:style-name="Table3">
        <table:table-column table:style-name="Table3.A"/>
        <table:table-column table:style-name="Table3.B"/>
        <table:table-column table:style-name="Table3.C"/>
        <table:table-row>
          <table:table-cell table:style-name="Table3.A1" office:value-type="string">
            <text:p text:style-name="P1">bus signal</text:p>
          </table:table-cell>
          <table:table-cell table:style-name="Table3.A1" office:value-type="string">
            <text:p text:style-name="P1">Avalon MM signal</text:p>
          </table:table-cell>
          <table:table-cell table:style-name="Table3.C1" office:value-type="string">
            <text:p text:style-name="P1">Wishbone signal</text:p>
          </table:table-cell>
        </table:table-row>
        <table:table-row>
          <table:table-cell table:style-name="Table3.A2" office:value-type="string">
            <text:p text:style-name="Table_20_Contents"><text:span text:style-name="Source_20_Text">bus_write</text:span></text:p>
          </table:table-cell>
          <table:table-cell table:style-name="Table3.A2" office:value-type="string">
            <text:p text:style-name="Table_20_Contents"><text:span text:style-name="Source_20_Text">avalon_write</text:span></text:p>
          </table:table-cell>
          <table:table-cell table:style-name="Table3.C2" office:value-type="string">
            <text:p text:style-name="P1"><text:span text:style-name="Source_20_Text">cyc &amp; stb &amp; we</text:span></text:p>
          </table:table-cell>
        </table:table-row>
        <text:soft-page-break/>
        <table:table-row>
          <table:table-cell table:style-name="Table3.A2" office:value-type="string">
            <text:p text:style-name="Table_20_Contents"><text:span text:style-name="Source_20_Text">bus_read</text:span></text:p>
          </table:table-cell>
          <table:table-cell table:style-name="Table3.A2" office:value-type="string">
            <text:p text:style-name="Table_20_Contents"><text:span text:style-name="Source_20_Text">avalon_read</text:span></text:p>
          </table:table-cell>
          <table:table-cell table:style-name="Table3.C2" office:value-type="string">
            <text:p text:style-name="P1"><text:span text:style-name="Source_20_Text">cyc &amp; stb &amp; ~we</text:span></text:p>
          </table:table-cell>
        </table:table-row>
        <table:table-row>
          <table:table-cell table:style-name="Table3.A2" office:value-type="string">
            <text:p text:style-name="Table_20_Contents"><text:span text:style-name="Source_20_Text">bus_writedata</text:span></text:p>
          </table:table-cell>
          <table:table-cell table:style-name="Table3.A2" office:value-type="string">
            <text:p text:style-name="Table_20_Contents"><text:span text:style-name="Source_20_Text">avalon_writedata</text:span></text:p>
          </table:table-cell>
          <table:table-cell table:style-name="Table3.C2" office:value-type="string">
            <text:p text:style-name="P1"><text:span text:style-name="Source_20_Text">dat_w</text:span></text:p>
          </table:table-cell>
        </table:table-row>
        <table:table-row>
          <table:table-cell table:style-name="Table3.A2" office:value-type="string">
            <text:p text:style-name="Table_20_Contents"><text:span text:style-name="Source_20_Text">bus_readdata</text:span></text:p>
          </table:table-cell>
          <table:table-cell table:style-name="Table3.A2" office:value-type="string">
            <text:p text:style-name="Table_20_Contents"><text:span text:style-name="Source_20_Text">avalon_readdata</text:span></text:p>
          </table:table-cell>
          <table:table-cell table:style-name="Table3.C2" office:value-type="string">
            <text:p text:style-name="P1"><text:span text:style-name="Source_20_Text">dat_r</text:span></text:p>
          </table:table-cell>
        </table:table-row>
        <table:table-row>
          <table:table-cell table:style-name="Table3.A2" office:value-type="string">
            <text:p text:style-name="Table_20_Contents"><text:span text:style-name="Source_20_Text">bus_interrupt</text:span></text:p>
          </table:table-cell>
          <table:table-cell table:style-name="Table3.A2" office:value-type="string">
            <text:p text:style-name="Table_20_Contents"><text:span text:style-name="Source_20_Text">avalon_interrupt</text:span></text:p>
          </table:table-cell>
          <table:table-cell table:style-name="Table3.C2" office:value-type="string">
            <text:p text:style-name="P1"><text:span text:style-name="Source_20_Text">irq</text:span></text:p>
          </table:table-cell>
        </table:table-row>
      </table:table>
      <text:p text:style-name="Text_20_body"/>
      <text:h text:style-name="Heading_20_3" text:outline-level="3">1-wire interface</text:h>
      <text:p text:style-name="Text_20_body">The 1-wire module requires an external open drain driver to be able to drive a bidirectional FPGA pin. The <text:span text:style-name="Source_20_Text">onewire_p</text:span> signal can be used to supply extra power to the 1-wire line (for temperature conversion ...), if the signal is not used, 0 should be used instead.</text:p>
      <text:p text:style-name="Text_20_body"><draw:frame draw:style-name="fr1" draw:name="Frame1" text:anchor-type="paragraph" svg:x="0cm" svg:y="0.21cm" svg:width="17cm" draw:z-index="6"><draw:text-box fo:min-height="4.001cm"><text:p text:style-name="Drawing"><draw:g text:anchor-type="paragraph" draw:z-index="7" draw:style-name="gr1"><draw:polygon draw:style-name="gr33" draw:text-style-name="P18" svg:width="2.235cm" svg:height="1.788cm" draw:transform="rotate (-0.463733982255992) translate (11.5636558326175cm 0.999827260955544cm)" svg:viewBox="0 0 2236 1789" draw:points="0,162142 2236,162142 895,163931"><text:p/></draw:polygon><draw:line draw:style-name="gr34" draw:text-style-name="P18" svg:x1="10.063cm" svg:y1="2cm" svg:x2="11.563cm" svg:y2="2cm"><text:p/></draw:line><draw:line draw:style-name="gr34" draw:text-style-name="P18" svg:x1="10.063cm" svg:y1="0.5cm" svg:x2="12.563cm" svg:y2="0.5cm"><text:p/></draw:line><draw:line draw:style-name="gr34" draw:text-style-name="P18" svg:x1="12.565cm" svg:y1="0.5cm" svg:x2="12.565cm" svg:y2="1.5cm"><text:p/></draw:line><draw:line draw:style-name="gr34" draw:text-style-name="P18" svg:x1="13.563cm" svg:y1="2cm" svg:x2="15.563cm" svg:y2="2cm"><text:p/></draw:line><draw:line draw:style-name="gr34" draw:text-style-name="P18" svg:x1="10.063cm" svg:y1="3.5cm" svg:x2="14.063cm" svg:y2="3.5cm"><text:p/></draw:line><draw:line draw:style-name="gr35" draw:text-style-name="P18" svg:x1="14.064cm" svg:y1="2cm" svg:x2="14.064cm" svg:y2="3.5cm"><text:p/></draw:line><draw:frame draw:style-name="gr36" draw:text-style-name="P20" svg:width="8cm" svg:height="1.001cm" svg:x="1.563cm" svg:y="1.499cm"><draw:text-box><text:p text:style-name="P19"><text:span text:style-name="T5">onewire_p[i]</text:span></text:p></draw:text-box></draw:frame><draw:frame draw:style-name="gr36" draw:text-style-name="P20" svg:width="8.125cm" svg:height="1.001cm" svg:x="1.438cm" svg:y="0cm"><draw:text-box><text:p text:style-name="P19"><text:span text:style-name="T5">onewire_p[i] | onewire_e[i]</text:span></text:p></draw:text-box></draw:frame><draw:frame draw:style-name="gr36" draw:text-style-name="P20" svg:width="8cm" svg:height="1.001cm" svg:x="1.563cm" svg:y="3cm"><draw:text-box><text:p text:style-name="P19"><text:span text:style-name="T5">onewire_i[i]</text:span></text:p></draw:text-box></draw:frame></draw:g>Drawing <text:sequence text:ref-name="refDrawing1" text:name="Drawing" text:formula="ooow:Drawing+1" style:num-format="1">2</text:sequence>: 1-wire line driver schematic</text:p></draw:text-box></draw:frame></text:p>
      <text:p text:style-name="Text_20_body">The next Verilog code should be used on the top level of the SoC.</text:p>
      <text:p text:style-name="Preformatted_20_Text">assign onewire <text:s/>[i] = (onewire_p | onewire_e) ? onewire_p : 1'bz;</text:p>
      <text:p text:style-name="Preformatted_20_Text">assign onewire_i[i] = <text:s/>onewire;</text:p>
      <text:p text:style-name="Text_20_body"/>
      <text:p text:style-name="Text_20_body">And if the power signal is ignored.</text:p>
      <text:p text:style-name="Preformatted_20_Text">assign onewire <text:s/>[i] = onewire_e ? 1'b0 : 1'bz;</text:p>
      <text:p text:style-name="Preformatted_20_Text">assign onewire_i[i] = onewire;</text:p>
      <text:p text:style-name="Text_20_body"/>
      <text:h text:style-name="Heading_20_1" text:outline-level="1">Processor interface</text:h>
      <text:p text:style-name="Text_20_body">The processor interface is described in three steps:</text:p>
      <text:list xml:id="list1919506175" text:style-name="L2">
        <text:list-item>
          <text:p text:style-name="P12">1-wire line multiplexing and power enable</text:p>
        </text:list-item>
        <text:list-item>
          <text:p text:style-name="P12">status/control register description</text:p>
        </text:list-item>
        <text:list-item>
          <text:p text:style-name="P12">driver access sequences (pooling and interrupts)</text:p>
        </text:list-item>
      </text:list>
      <text:p text:style-name="Text_20_body">The onewire module is designed to be accessible by the CPU through a single 32bit register, if between 1 and 16 (OWN parameter) 1-wire line is required. If a single line is enough than power and select bits have no function, and the interface can be reduced to an 8bit control/status register.</text:p>
      <text:p text:style-name="P6">Table <text:sequence text:ref-name="refTable3" text:name="Table" text:formula="ooow:Table+1" style:num-format="1">4</text:sequence>: CPU access register</text:p>
      <table:table table:name="Table7" table:style-name="Table7">
        <table:table-column table:style-name="Table7.A" table:number-columns-repeated="2"/>
        <table:table-column table:style-name="Table7.C"/>
        <table:table-column table:style-name="Table7.D"/>
        <table:table-column table:style-name="Table7.E"/>
        <table:table-row>
          <table:table-cell table:style-name="Table7.A1" office:value-type="float" office:value="0">
            <text:p text:style-name="P2">31..24</text:p>
          </table:table-cell>
          <table:table-cell table:style-name="Table7.A1" office:value-type="float" office:value="0">
            <text:p text:style-name="P2">23..16</text:p>
          </table:table-cell>
          <table:table-cell table:style-name="Table7.A1" table:number-columns-spanned="2" office:value-type="float" office:value="0">
            <text:p text:style-name="P2">15..8</text:p>
          </table:table-cell>
          <table:covered-table-cell/>
          <table:table-cell table:style-name="Table7.E1" office:value-type="float" office:value="36708">
            <text:p text:style-name="P2">7..0</text:p>
          </table:table-cell>
        </table:table-row>
        <table:table-row>
          <table:table-cell table:style-name="Table7.A2" table:number-columns-spanned="2" office:value-type="float" office:value="0">
            <text:p text:style-name="P2">power</text:p>
          </table:table-cell>
          <table:covered-table-cell/>
          <table:table-cell table:style-name="Table7.A2">
            <text:p text:style-name="P2"/>
          </table:table-cell>
          <table:table-cell table:style-name="Table7.A2" office:value-type="float" office:value="0">
            <text:p text:style-name="P2">select</text:p>
          </table:table-cell>
          <table:table-cell table:style-name="Table7.E2" office:value-type="float" office:value="0">
            <text:p text:style-name="P2">status/control</text:p>
          </table:table-cell>
        </table:table-row>
      </table:table>
      <text:p text:style-name="Text_20_body"/>
      <text:p text:style-name="Text_20_body">Since all the controls are in a single register and there is no byte select signal, on every write all <text:soft-page-break/>controls must have the correct value. In software this can be achieved by having a permanent structure holding the interface state.</text:p>
      <text:h text:style-name="Heading_20_2" text:outline-level="2">1-wire line multiplexing and power enable</text:h>
      <text:p text:style-name="Text_20_body">The onewire module can implement more than one 1-wire line depending on the value of the OWN parameter. The main purpose of having multiple lines is the ability to attach sensors (thermometers for example) to separate lines, so that the physical position of the sensor can be deduced without requiring sensors with addressing or chain structures.</text:p>
      <text:p text:style-name="Text_20_body">Since there is a single state counter in the module, it is not possible to communicate with more than one device at the same time. To be exact only one contemporary reset or write/read bit transfer cycle can be issued, but it is possible to time multiplex between lines on bit transfer level. Each transfer must finish before a new transfer to the same or different line can be issued.</text:p>
      <text:p text:style-name="Text_20_body">The <text:span text:style-name="Source_20_Text">select[3:0]</text:span> register is used to select one of OWN lines. If the module is configured for only one line (OWN=1), than select is not implemented and therefore ignored. If a line is not selected its <text:span text:style-name="Source_20_Text">onewire_e</text:span> signal is not active.</text:p>
      <text:p text:style-name="Text_20_body">The <text:span text:style-name="Source_20_Text">power[15:0]</text:span> register is directly connected to the <text:span text:style-name="Source_20_Text">onewire_p[OWN-1:0]</text:span> output port. If the module is configured for only one line (OWN=1), than <text:s/><text:span text:style-name="Source_20_Text">power[15:0]</text:span> is not implemented and ignored and the <text:span text:style-name="Source_20_Text">pwr</text:span> bit from the status/control register is used instead. If the module is configured for more than one line (OWN=1) than writes to the <text:span text:style-name="Source_20_Text">pwr</text:span> bit are ignored.</text:p>
      <text:p text:style-name="Text_20_body">TODO: 1-wire line multiplexing schematic</text:p>
      <text:h text:style-name="Heading_20_2" text:outline-level="2">Status/control register</text:h>
      <text:p text:style-name="Text_20_body">There is a single register in the 1-wire master address space. This register is further restricted to only 8 bits. Writing into this register will always initiate an 1-wire slot. Writing into the register while a cycle is already in progress will break the running cycle and start a new cycle usually causing a protocol error.</text:p>
      <text:p text:style-name="P6">Table <text:sequence text:ref-name="refTable4" text:name="Table" text:formula="ooow:Table+1" style:num-format="1">5</text:sequence>: Statues/control register structure</text:p>
      <table:table table:name="Table4" table:style-name="Table4">
        <table:table-column table:style-name="Table4.A" table:number-columns-repeated="8"/>
        <table:table-column table:style-name="Table4.I"/>
        <table:table-row>
          <table:table-cell table:style-name="Table4.A1" office:value-type="string">
            <text:p text:style-name="P1"/>
          </table:table-cell>
          <table:table-cell table:style-name="Table4.B1" office:value-type="float" office:value="7">
            <text:p text:style-name="P2">7</text:p>
          </table:table-cell>
          <table:table-cell table:style-name="Table4.B1" office:value-type="float" office:value="6">
            <text:p text:style-name="P2">6</text:p>
          </table:table-cell>
          <table:table-cell table:style-name="Table4.B1" office:value-type="float" office:value="5">
            <text:p text:style-name="P2">5</text:p>
          </table:table-cell>
          <table:table-cell table:style-name="Table4.B1" office:value-type="float" office:value="4">
            <text:p text:style-name="P2">4</text:p>
          </table:table-cell>
          <table:table-cell table:style-name="Table4.B1" office:value-type="float" office:value="3">
            <text:p text:style-name="P2">3</text:p>
          </table:table-cell>
          <table:table-cell table:style-name="Table4.B1" office:value-type="float" office:value="2">
            <text:p text:style-name="P2">2</text:p>
          </table:table-cell>
          <table:table-cell table:style-name="Table4.B1" office:value-type="float" office:value="1">
            <text:p text:style-name="P2">1</text:p>
          </table:table-cell>
          <table:table-cell table:style-name="Table4.I1" office:value-type="float" office:value="0">
            <text:p text:style-name="P2">0</text:p>
          </table:table-cell>
        </table:table-row>
        <table:table-row>
          <table:table-cell table:style-name="Table4.A2" office:value-type="string">
            <text:p text:style-name="P1">name</text:p>
          </table:table-cell>
          <table:table-cell table:style-name="Table4.B2" office:value-type="string">
            <text:p text:style-name="P2"><text:span text:style-name="Source_20_Text">erx</text:span></text:p>
          </table:table-cell>
          <table:table-cell table:style-name="Table4.B2" office:value-type="string">
            <text:p text:style-name="P2"><text:span text:style-name="Source_20_Text">etx</text:span></text:p>
          </table:table-cell>
          <table:table-cell table:style-name="Table4.B2" office:value-type="string">
            <text:p text:style-name="P2"><text:span text:style-name="Source_20_Text">srx</text:span></text:p>
          </table:table-cell>
          <table:table-cell table:style-name="Table4.B2" office:value-type="string">
            <text:p text:style-name="P2"><text:span text:style-name="Source_20_Text">stx</text:span></text:p>
          </table:table-cell>
          <table:table-cell table:style-name="Table4.B2" office:value-type="string">
            <text:p text:style-name="P2"><text:span text:style-name="Source_20_Text">pwr/owr</text:span></text:p>
          </table:table-cell>
          <table:table-cell table:style-name="Table4.B2" office:value-type="string">
            <text:p text:style-name="P2"><text:span text:style-name="Source_20_Text">ovd</text:span></text:p>
          </table:table-cell>
          <table:table-cell table:style-name="Table4.B2" office:value-type="string">
            <text:p text:style-name="P2"><text:span text:style-name="Source_20_Text">rst/trn</text:span></text:p>
          </table:table-cell>
          <table:table-cell table:style-name="Table4.I2" office:value-type="string">
            <text:p text:style-name="P2"><text:span text:style-name="Source_20_Text">dat</text:span></text:p>
          </table:table-cell>
        </table:table-row>
        <table:table-row>
          <table:table-cell table:style-name="Table4.A2" office:value-type="string">
            <text:p text:style-name="P1">access</text:p>
          </table:table-cell>
          <table:table-cell table:style-name="Table4.B2" office:value-type="string">
            <text:p text:style-name="P2">r/w</text:p>
          </table:table-cell>
          <table:table-cell table:style-name="Table4.B2" office:value-type="string">
            <text:p text:style-name="P2">r/w</text:p>
          </table:table-cell>
          <table:table-cell table:style-name="Table4.B2" office:value-type="string">
            <text:p text:style-name="P2">r</text:p>
          </table:table-cell>
          <table:table-cell table:style-name="Table4.B2" office:value-type="string">
            <text:p text:style-name="P2">r</text:p>
          </table:table-cell>
          <table:table-cell table:style-name="Table4.B2" office:value-type="string">
            <text:p text:style-name="P2">r/w</text:p>
          </table:table-cell>
          <table:table-cell table:style-name="Table4.B2" office:value-type="string">
            <text:p text:style-name="P2">r/w</text:p>
          </table:table-cell>
          <table:table-cell table:style-name="Table4.B2" office:value-type="string">
            <text:p text:style-name="P2">w</text:p>
          </table:table-cell>
          <table:table-cell table:style-name="Table4.I2" office:value-type="string">
            <text:p text:style-name="P2">r/w</text:p>
          </table:table-cell>
        </table:table-row>
        <table:table-row>
          <table:table-cell table:style-name="Table4.A2" office:value-type="string">
            <text:p text:style-name="P1">reset</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B4" office:value-type="float" office:value="0">
            <text:p text:style-name="P2">0</text:p>
          </table:table-cell>
          <table:table-cell table:style-name="Table4.I2" office:value-type="string">
            <text:p text:style-name="P2">x</text:p>
          </table:table-cell>
        </table:table-row>
      </table:table>
      <text:p text:style-name="Text_20_body"/>
      <text:p text:style-name="P6">Table <text:sequence text:ref-name="refTable5" text:name="Table" text:formula="ooow:Table+1" style:num-format="1">6</text:sequence>: Status control register bits with descriptions</text:p>
      <table:table table:name="Table5" table:style-name="Table5">
        <table:table-column table:style-name="Table5.A"/>
        <table:table-column table:style-name="Table5.B"/>
        <table:table-column table:style-name="Table5.C"/>
        <table:table-row>
          <table:table-cell table:style-name="Table5.A1" office:value-type="string">
            <text:p text:style-name="P1"/>
          </table:table-cell>
          <table:table-cell table:style-name="Table5.A1" office:value-type="string">
            <text:p text:style-name="P3"/>
          </table:table-cell>
          <table:table-cell table:style-name="Table5.C1" office:value-type="string">
            <text:p text:style-name="P1">description</text:p>
          </table:table-cell>
        </table:table-row>
        <table:table-row>
          <table:table-cell table:style-name="Table5.A2" office:value-type="float" office:value="0">
            <text:p text:style-name="P1">0</text:p>
          </table:table-cell>
          <table:table-cell table:style-name="Table5.B2" office:value-type="string">
            <text:p text:style-name="P3"><text:span text:style-name="Source_20_Text">dat</text:span></text:p>
          </table:table-cell>
          <table:table-cell table:style-name="Table5.C2" office:value-type="string">
            <text:p text:style-name="P1">write: data transmit request (0 - perform write 0 slot, 1 - perform write 1 or/and read slot)</text:p>
            <text:p text:style-name="P1">read: data receive status (read value for each 1-wire read slot)</text:p>
            <text:p text:style-name="P1">read: presence detect status (0 - device presence detected, 1 - no device detected)</text:p>
          </table:table-cell>
        </table:table-row>
        <table:table-row>
          <table:table-cell table:style-name="Table5.A2" office:value-type="float" office:value="1">
            <text:p text:style-name="P1">1</text:p>
          </table:table-cell>
          <table:table-cell table:style-name="Table5.B2" office:value-type="string">
            <text:p text:style-name="P3"><text:span text:style-name="Source_20_Text">rst</text:span></text:p>
            <text:p text:style-name="P3"><text:span text:style-name="Source_20_Text">trn</text:span></text:p>
          </table:table-cell>
          <table:table-cell table:style-name="Table5.C2" office:value-type="string">
            <text:p text:style-name="P1">write: reset pulse request (0 - no action, 1 - perform reset and read presence)</text:p>
            <text:p text:style-name="P1">read: transfer status (0 - no transfer, 1 - transfer in progress)</text:p>
          </table:table-cell>
        </table:table-row>
        <table:table-row>
          <table:table-cell table:style-name="Table5.A2" office:value-type="float" office:value="2">
            <text:p text:style-name="P1">2</text:p>
          </table:table-cell>
          <table:table-cell table:style-name="Table5.B2" office:value-type="string">
            <text:p text:style-name="P3"><text:span text:style-name="Source_20_Text">ovd</text:span></text:p>
          </table:table-cell>
          <table:table-cell table:style-name="Table5.C2" office:value-type="string">
            <text:p text:style-name="P1">overdrive setting (0 - standard speed, 1 - overdrive speed)</text:p>
          </table:table-cell>
        </table:table-row>
        <table:table-row>
          <table:table-cell table:style-name="Table5.A2" office:value-type="float" office:value="3">
            <text:p text:style-name="P1">3</text:p>
          </table:table-cell>
          <table:table-cell table:style-name="Table5.B2" office:value-type="string">
            <text:p text:style-name="P3"><text:span text:style-name="Source_20_Text">pwr</text:span></text:p>
            <text:p text:style-name="P3"><text:span text:style-name="Source_20_Text">owr</text:span></text:p>
          </table:table-cell>
          <table:table-cell table:style-name="Table5.C2" office:value-type="string">
            <text:p text:style-name="P1">write: power supply (0 - normal operation, 1 - supply power over 1-wire)</text:p>
            <text:p text:style-name="P1">read: direct access to the currently selected 1-wire line (for debugging purposes)</text:p>
          </table:table-cell>
        </table:table-row>
        <text:soft-page-break/>
        <table:table-row>
          <table:table-cell table:style-name="Table5.A2" office:value-type="float" office:value="4">
            <text:p text:style-name="P1">4</text:p>
          </table:table-cell>
          <table:table-cell table:style-name="Table5.B2" office:value-type="string">
            <text:p text:style-name="P3"><text:span text:style-name="Source_20_Text">stx</text:span></text:p>
          </table:table-cell>
          <table:table-cell table:style-name="Table5.C2" office:value-type="string">
            <text:p text:style-name="P1">status of transmit interrupt (set on end of reset or write data slot, cleared by Avalon read)</text:p>
          </table:table-cell>
        </table:table-row>
        <table:table-row>
          <table:table-cell table:style-name="Table5.A2" office:value-type="float" office:value="5">
            <text:p text:style-name="P1">5</text:p>
          </table:table-cell>
          <table:table-cell table:style-name="Table5.B2" office:value-type="string">
            <text:p text:style-name="P3"><text:span text:style-name="Source_20_Text">srx</text:span></text:p>
          </table:table-cell>
          <table:table-cell table:style-name="Table5.C2" office:value-type="string">
            <text:p text:style-name="P1">status of receive interrupt (set during presence or read data slot, cleared by Avalon read)</text:p>
          </table:table-cell>
        </table:table-row>
        <table:table-row>
          <table:table-cell table:style-name="Table5.A2" office:value-type="float" office:value="6">
            <text:p text:style-name="P1">6</text:p>
          </table:table-cell>
          <table:table-cell table:style-name="Table5.B2" office:value-type="string">
            <text:p text:style-name="P3"><text:span text:style-name="Source_20_Text">etx</text:span></text:p>
          </table:table-cell>
          <table:table-cell table:style-name="Table5.C2" office:value-type="string">
            <text:p text:style-name="P1">enable transmit interrupt (0 - disabled, 1 - enabled)</text:p>
          </table:table-cell>
        </table:table-row>
        <table:table-row>
          <table:table-cell table:style-name="Table5.A2" office:value-type="float" office:value="7">
            <text:p text:style-name="P1">7</text:p>
          </table:table-cell>
          <table:table-cell table:style-name="Table5.B2" office:value-type="string">
            <text:p text:style-name="P3"><text:span text:style-name="Source_20_Text">erx</text:span></text:p>
          </table:table-cell>
          <table:table-cell table:style-name="Table5.C2" office:value-type="string">
            <text:p text:style-name="P1">enable receive interrupt (0 - disabled, 1 - enabled)</text:p>
          </table:table-cell>
        </table:table-row>
      </table:table>
      <text:p text:style-name="Text_20_body"/>
      <text:p text:style-name="Text_20_body">Bits <text:span text:style-name="Source_20_Text">ovd</text:span>, <text:span text:style-name="Source_20_Text">rst</text:span>, <text:span text:style-name="Source_20_Text">dat</text:span> are used to configure a slot. Bit <text:span text:style-name="Source_20_Text">ovd</text:span> is used to specify the transfer speed. Combinations of this bits are used to select 8 different slot types. Detailed timing for this slots is explained in the section "Supported 1-wire functionality".</text:p>
      <text:p text:style-name="P6">Table <text:sequence text:ref-name="refTable6" text:name="Table" text:formula="ooow:Table+1" style:num-format="1">7</text:sequence>: List of supported slots</text:p>
      <table:table table:name="Table6" table:style-name="Table6">
        <table:table-column table:style-name="Table6.A" table:number-columns-repeated="3"/>
        <table:table-column table:style-name="Table6.D"/>
        <table:table-column table:style-name="Table6.E"/>
        <table:table-row>
          <table:table-cell table:style-name="Table6.A1" office:value-type="string">
            <text:p text:style-name="P2"><text:span text:style-name="Source_20_Text">ovd</text:span></text:p>
          </table:table-cell>
          <table:table-cell table:style-name="Table6.A1" office:value-type="string">
            <text:p text:style-name="P2"><text:span text:style-name="Source_20_Text">rst</text:span></text:p>
          </table:table-cell>
          <table:table-cell table:style-name="Table6.A1" office:value-type="string">
            <text:p text:style-name="P2"><text:span text:style-name="Source_20_Text">dat</text:span></text:p>
          </table:table-cell>
          <table:table-cell table:style-name="Table6.A1" office:value-type="string">
            <text:p text:style-name="P1">timing</text:p>
          </table:table-cell>
          <table:table-cell table:style-name="Table6.E1" office:value-type="string">
            <text:p text:style-name="P1">description</text:p>
          </table:table-cell>
        </table:table-row>
        <table:table-row>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1">60<text:span text:style-name="T2">μ</text:span><text:span text:style-name="T3">s</text:span></text:p>
          </table:table-cell>
          <table:table-cell table:style-name="Table6.E2" office:value-type="string">
            <text:p text:style-name="P1">write '0' cycle</text:p>
          </table:table-cell>
        </table:table-row>
        <table:table-row>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1">60<text:span text:style-name="T2">μ</text:span><text:span text:style-name="T3">s</text:span></text:p>
          </table:table-cell>
          <table:table-cell table:style-name="Table6.E2" office:value-type="string">
            <text:p text:style-name="P1">write '1' cycle or read cycle</text:p>
          </table:table-cell>
        </table:table-row>
        <table:table-row>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1">960<text:span text:style-name="T2">μ</text:span><text:span text:style-name="T3">s</text:span></text:p>
          </table:table-cell>
          <table:table-cell table:style-name="Table6.E2" office:value-type="string">
            <text:p text:style-name="P1">reset and presence detect cycle</text:p>
          </table:table-cell>
        </table:table-row>
        <table:table-row>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1">960<text:span text:style-name="T2">μ</text:span><text:span text:style-name="T3">s</text:span></text:p>
          </table:table-cell>
          <table:table-cell table:style-name="Table6.E2" office:value-type="string">
            <text:p text:style-name="P1">timed idle cycle, can be used to generate timed delays</text:p>
          </table:table-cell>
        </table:table-row>
        <table:table-row>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2">0</text:p>
          </table:table-cell>
          <table:table-cell table:style-name="Table6.A2" office:value-type="string">
            <text:p text:style-name="P1">6<text:span text:style-name="T2">μ</text:span><text:span text:style-name="T3">s</text:span></text:p>
          </table:table-cell>
          <table:table-cell table:style-name="Table6.E2" office:value-type="string">
            <text:p text:style-name="P1">overdrive write '0' cycle</text:p>
          </table:table-cell>
        </table:table-row>
        <table:table-row>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2">1</text:p>
          </table:table-cell>
          <table:table-cell table:style-name="Table6.A2" office:value-type="string">
            <text:p text:style-name="P1">6<text:span text:style-name="T2">μ</text:span><text:span text:style-name="T3">s</text:span></text:p>
          </table:table-cell>
          <table:table-cell table:style-name="Table6.E2" office:value-type="string">
            <text:p text:style-name="P1">overdrive write '1' cycle or read cycle</text:p>
          </table:table-cell>
        </table:table-row>
        <table:table-row>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2">0</text:p>
          </table:table-cell>
          <table:table-cell table:style-name="Table6.A2" office:value-type="string">
            <text:p text:style-name="P1">96<text:span text:style-name="T2">μ</text:span><text:span text:style-name="T3">s</text:span></text:p>
          </table:table-cell>
          <table:table-cell table:style-name="Table6.E2" office:value-type="string">
            <text:p text:style-name="P1">overdrive reset and presence detect cycle</text:p>
          </table:table-cell>
        </table:table-row>
        <table:table-row>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2">1</text:p>
          </table:table-cell>
          <table:table-cell table:style-name="Table6.A2" office:value-type="string">
            <text:p text:style-name="P1"><text:span text:style-name="T2">0μ</text:span><text:span text:style-name="T3">s</text:span></text:p>
          </table:table-cell>
          <table:table-cell table:style-name="Table6.E2" office:value-type="string">
            <text:p text:style-name="P1">untimed idle cycle, can be used to change power settings</text:p>
          </table:table-cell>
        </table:table-row>
      </table:table>
      <text:p text:style-name="Text_20_body"/>
      <text:p text:style-name="Text_20_body">Bit <text:span text:style-name="Source_20_Text">dat</text:span> has a different meaning for write than for read. When read it contains the presence status for a reset cycle or read data status for a read bit cycle.</text:p>
      <text:p text:style-name="Text_20_body">Bit <text:span text:style-name="Source_20_Text">rst</text:span> has a different meaning for write than for read. When read <text:span text:style-name="Source_20_Text">trn</text:span> shows the transfer status, which can be used for polling.</text:p>
      <text:p text:style-name="Text_20_body">Bits <text:span text:style-name="Source_20_Text">stx</text:span>, <text:span text:style-name="Source_20_Text">srx</text:span> describe the current state of a slot. Each slot has a read-point when <text:span text:style-name="Source_20_Text">srx</text:span> is set and an end-point when <text:span text:style-name="Source_20_Text">stx</text:span> is set, the slot is completed and a new slot can be issued. Both bits are cleared by a register read, so care must be taken to check their value after every read. For pooling it is usually enough to check the end-point status bit <text:span text:style-name="Source_20_Text">stx</text:span>, for interrupt driven software it might be useful to detect the read-point status bit <text:span text:style-name="Source_20_Text">srx</text:span> too.</text:p>
      <text:p text:style-name="Text_20_body">Bits <text:span text:style-name="Source_20_Text">etx</text:span>, <text:span text:style-name="Source_20_Text">erx</text:span> specify if <text:span text:style-name="Source_20_Text">stx</text:span>, <text:span text:style-name="Source_20_Text">srx</text:span> will trigger an interrupt or not. Their usage depends on the implementation of the driver.</text:p>
      <text:h text:style-name="Heading_20_2" text:outline-level="2">Access sequences</text:h>
      <text:p text:style-name="Text_20_body">The 1-wire master can be used to perform most actions defined in the iButton specification as the physical layer. It is possible to use pooling or interrupts, both options will be described.</text:p>
      <text:p text:style-name="Text_20_body">The description uses the next pseudo functions:</text:p>
      <text:list xml:id="list1137244832" text:style-name="L3">
        <text:list-item>
          <text:p text:style-name="P13"><text:span text:style-name="Source_20_Text">write (data) <text:s text:c="2"/></text:span>- 8bit (16bit or 32bit) write to the configuration/status register</text:p>
        </text:list-item>
        <text:list-item>
          <text:p text:style-name="P13"><text:span text:style-name="Source_20_Text">data = read () </text:span>- 8bit (16bit or 32bit) read from the configuration/status register</text:p>
        </text:list-item>
      </text:list>
      <text:h text:style-name="Heading_20_3" text:outline-level="3">Polling</text:h>
      <text:p text:style-name="Text_20_body">Polling is not an optimal implementation, but it might be useful for debugging purposes. Since <text:soft-page-break/>interrupts are not used '0' should be written into interrupt enable registers and transfer status bit <text:span text:style-name="Source_20_Text">trn</text:span> is used to identify the end of the cycle.</text:p>
      <text:h text:style-name="Heading_20_4" text:outline-level="4">Reset</text:h>
      <text:p text:style-name="Text_20_body">A '1' is written into the <text:span text:style-name="Source_20_Text">rst</text:span> bit and a '0' is written into the <text:span text:style-name="Source_20_Text">txd</text:span> bit. Bit <text:span text:style-name="Source_20_Text">ovd</text:span> is used to select normal or overdrive speed. The software must wait in a loop till the cycle ends (<text:span text:style-name="Source_20_Text">trn=0</text:span>) and than the presence status can be read from bit <text:span text:style-name="Source_20_Text">rxd</text:span>. The next function returns the presence detect status.</text:p>
      <text:p text:style-name="Preformatted_20_Text">bool reset (bool overdrive)</text:p>
      <text:p text:style-name="Preformatted_20_Text">{</text:p>
      <text:p text:style-name="Preformatted_20_Text"><text:s text:c="2"/>write ((overdrive &lt;&lt; 2) | 0x02 |);</text:p>
      <text:p text:style-name="Preformatted_20_Text"><text:s text:c="2"/>while ((reg = read()) &amp; 0x02);</text:p>
      <text:p text:style-name="Preformatted_20_Text"><text:s text:c="2"/>return (reg 0x01);</text:p>
      <text:p text:style-name="Preformatted_20_Text">}</text:p>
      <text:h text:style-name="Heading_20_4" text:outline-level="4">Write bit</text:h>
      <text:p text:style-name="Text_20_body">A boolean value <text:span text:style-name="Source_20_Text">bit</text:span> is written into the <text:span text:style-name="Source_20_Text">txd</text:span> bit, this will cause a write <text:span text:style-name="Source_20_Text">bit</text:span> cycle on the 1-wire bus. Bit <text:span text:style-name="Source_20_Text">ovd</text:span> is used to select normal or overdrive speed. The software must wait in a loop till the cycle ends (alternatively it is possible to first wait for the read-point an than for the end-point) and than the presence status can be read from bit <text:span text:style-name="Source_20_Text">rxd</text:span>.</text:p>
      <text:p text:style-name="Preformatted_20_Text">void write_bit (bool bit, bool overdrive)</text:p>
      <text:p text:style-name="Preformatted_20_Text">{</text:p>
      <text:p text:style-name="Preformatted_20_Text"><text:s text:c="2"/>write ((overdrive &lt;&lt; 2) | bit);</text:p>
      <text:p text:style-name="Preformatted_20_Text"><text:s text:c="2"/>while ((reg = read()) &amp; 0x02);</text:p>
      <text:p text:style-name="Preformatted_20_Text"><text:s text:c="2"/>return;</text:p>
      <text:p text:style-name="Preformatted_20_Text">}</text:p>
      <text:h text:style-name="Heading_20_4" text:outline-level="4">Read bit</text:h>
      <text:p text:style-name="Text_20_body">A '1' is written into the <text:span text:style-name="Source_20_Text">txd</text:span> bit, this will cause a read (write '1') cycle on the 1-wire bus. Bit <text:span text:style-name="Source_20_Text">ovd</text:span> is used to select normal or overdrive speed. The software must wait in a loop till the cycle ends (alternatively it is possible to first wait for the read-point an than for the end-point) and than the read bit status can be read from bit <text:span text:style-name="Source_20_Text">rxd</text:span>. The next function returns the read bit status.</text:p>
      <text:p text:style-name="Preformatted_20_Text">bool read_bit (bool overdrive)</text:p>
      <text:p text:style-name="Preformatted_20_Text">{</text:p>
      <text:p text:style-name="Preformatted_20_Text"><text:s text:c="2"/>write ((overdrive &lt;&lt; 2) | 0x01);</text:p>
      <text:p text:style-name="Preformatted_20_Text"><text:s text:c="2"/>while ((reg = read()) &amp; 0x02);</text:p>
      <text:p text:style-name="Preformatted_20_Text"><text:s text:c="2"/>return (reg 0x01);</text:p>
      <text:p text:style-name="Preformatted_20_Text">}</text:p>
      <text:h text:style-name="Heading_20_3" text:outline-level="3">Interrupts</text:h>
      <text:p text:style-name="Text_20_body"/>
      <text:h text:style-name="Heading_20_1" text:outline-level="1">Supported 1-wire functionality</text:h>
      <text:p text:style-name="Text_20_body">The onewire master module provides timed transfer cycles for 1-wire reset/presence and write/read bit for both normal and overdrive mode. This section describes how the 1-wire link layer is implemented by the onewire module RTL.</text:p>
      <text:h text:style-name="Heading_20_2" text:outline-level="2">RTL description</text:h>
      <text:p text:style-name="Text_20_body">The core of the RTL is a state machine with a 7bit counter. On each bus write the counter and onewire signals are set to appropriate values. The clock generator provides pulses every 7.5<text:span text:style-name="T2">μ</text:span><text:span text:style-name="T3">s, on </text:span><text:soft-page-break/><text:span text:style-name="T3">each pulse the counter is decremented and the onewire signals are changed as required.</text:span></text:p>
      <text:p text:style-name="P14">More details can be found in the RTL source.</text:p>
      <text:p text:style-name="Text_20_body"><draw:frame draw:style-name="fr1" draw:name="Frame3" text:anchor-type="paragraph" svg:x="0cm" svg:y="0.212cm" svg:width="17.002cm" draw:z-index="8"><draw:text-box fo:min-height="9.756cm"><text:p text:style-name="Drawing"><draw:g text:anchor-type="paragraph" draw:z-index="9" draw:style-name="gr1"><draw:custom-shape draw:style-name="gr37" draw:text-style-name="P21" svg:width="9.002cm" svg:height="9.752cm" svg:x="4.5cm" svg:y="0cm"><text:p/><draw:enhanced-geometry svg:viewBox="0 0 21600 21600" draw:type="rectangle" draw:enhanced-path="M 0 0 L 21600 0 21600 21600 0 21600 0 0 Z N"/></draw:custom-shape><draw:custom-shape draw:style-name="gr38" draw:text-style-name="P21" svg:width="2.001cm" svg:height="1.752cm" svg:x="5.5cm" svg:y="0.499cm"><text:p text:style-name="P22"><text:span text:style-name="T6">power</text:span></text:p><draw:enhanced-geometry svg:viewBox="0 0 21600 21600" draw:type="rectangle" draw:enhanced-path="M 0 0 L 21600 0 21600 21600 0 21600 0 0 Z N"/></draw:custom-shape><draw:custom-shape draw:style-name="gr38" draw:text-style-name="P21" svg:width="2.001cm" svg:height="0.752cm" svg:x="5.5cm" svg:y="2.499cm"><text:p text:style-name="P22"><text:span text:style-name="T6">select</text:span></text:p><draw:enhanced-geometry svg:viewBox="0 0 21600 21600" draw:type="rectangle" draw:enhanced-path="M 0 0 L 21600 0 21600 21600 0 21600 0 0 Z N"/></draw:custom-shape><draw:custom-shape draw:style-name="gr38" draw:text-style-name="P21" svg:width="2.001cm" svg:height="3.751cm" svg:x="5.5cm" svg:y="3.5cm"><text:p text:style-name="P22"><text:span text:style-name="T6">config</text:span></text:p><text:p text:style-name="P22"><text:span text:style-name="T6">/</text:span></text:p><text:p text:style-name="P22"><text:span text:style-name="T6">control</text:span></text:p><draw:enhanced-geometry svg:viewBox="0 0 21600 21600" draw:type="rectangle" draw:enhanced-path="M 0 0 L 21600 0 21600 21600 0 21600 0 0 Z N"/></draw:custom-shape><draw:line draw:style-name="gr39" draw:text-style-name="P18" svg:x1="12.5cm" svg:y1="3.875cm" svg:x2="14cm" svg:y2="3.875cm"><text:p/></draw:line><draw:line draw:style-name="gr39" draw:text-style-name="P18" svg:x1="12.5cm" svg:y1="4.125cm" svg:x2="14cm" svg:y2="4.125cm"><text:p/></draw:line><draw:line draw:style-name="gr39" draw:text-style-name="P18" svg:x1="12.5cm" svg:y1="4.375cm" svg:x2="14cm" svg:y2="4.375cm"><text:p/></draw:line><draw:line draw:style-name="gr39" draw:text-style-name="P18" svg:x1="12.5cm" svg:y1="4.875cm" svg:x2="14cm" svg:y2="4.875cm"><text:p/></draw:line><draw:polygon draw:style-name="gr40" draw:text-style-name="P18" svg:width="1.272cm" svg:height="1.455cm" draw:transform="skewX (0.00122173047639582) rotate (0.245916891605955) translate (11.2650278144756cm 3.93397769818678cm)" svg:viewBox="0 0 1273 1456" draw:points="243,436516 1273,436516 909,437972 0,437485"><text:p/></draw:polygon><draw:frame draw:style-name="gr41" draw:text-style-name="P20" svg:width="3.001cm" svg:height="1.001cm" svg:x="14cm" svg:y="3.875cm"><draw:text-box><text:p text:style-name="P19"><text:span text:style-name="T5">onewire_e</text:span></text:p></draw:text-box></draw:frame><draw:line draw:style-name="gr39" draw:text-style-name="P18" svg:x1="14cm" svg:y1="5.875cm" svg:x2="12.5cm" svg:y2="5.875cm"><text:p/></draw:line><draw:line draw:style-name="gr39" draw:text-style-name="P18" svg:x1="14cm" svg:y1="6.125cm" svg:x2="12.5cm" svg:y2="6.125cm"><text:p/></draw:line><draw:line draw:style-name="gr39" draw:text-style-name="P18" svg:x1="14cm" svg:y1="6.375cm" svg:x2="12.5cm" svg:y2="6.375cm"><text:p/></draw:line><draw:line draw:style-name="gr39" draw:text-style-name="P18" svg:x1="14cm" svg:y1="6.875cm" svg:x2="12.5cm" svg:y2="6.875cm"><text:p/></draw:line><draw:polygon draw:style-name="gr40" draw:text-style-name="P18" svg:width="1.272cm" svg:height="1.455cm" draw:transform="skewX (0.00122173047639582) rotate (0.245916891605955) translate (11.2650278144756cm 5.93397769818677cm)" svg:viewBox="0 0 1273 1456" draw:points="243,440395 1273,440396 909,441851 0,441365"><text:p/></draw:polygon><draw:custom-shape draw:style-name="gr38" draw:text-style-name="P21" svg:width="2.001cm" svg:height="3.751cm" svg:x="8.999cm" svg:y="3.5cm"><text:p text:style-name="P22"><text:span text:style-name="T6">state</text:span></text:p><text:p text:style-name="P22"><text:span text:style-name="T6">machine</text:span></text:p><text:p text:style-name="P22"><text:span text:style-name="T6"/></text:p><text:p text:style-name="P22"><text:span text:style-name="T6">7bit</text:span></text:p><text:p text:style-name="P22"><text:span text:style-name="T6">counter</text:span></text:p><draw:enhanced-geometry svg:viewBox="0 0 21600 21600" draw:type="rectangle" draw:enhanced-path="M 0 0 L 21600 0 21600 21600 0 21600 0 0 Z N"/></draw:custom-shape><draw:line draw:style-name="gr39" draw:text-style-name="P18" svg:x1="11cm" svg:y1="4.375cm" svg:x2="11.5cm" svg:y2="4.375cm"><text:p/></draw:line><draw:line draw:style-name="gr39" draw:text-style-name="P18" svg:x1="11.5cm" svg:y1="6.375cm" svg:x2="11cm" svg:y2="6.375cm"><text:p/></draw:line><draw:frame draw:style-name="gr41" draw:text-style-name="P20" svg:width="3.001cm" svg:height="1.001cm" svg:x="14cm" svg:y="5.876cm"><draw:text-box><text:p text:style-name="P19"><text:span text:style-name="T5">onewire_i</text:span></text:p></draw:text-box></draw:frame><draw:line draw:style-name="gr39" draw:text-style-name="P18" svg:x1="7.5cm" svg:y1="0.875cm" svg:x2="14cm" svg:y2="0.875cm"><text:p/></draw:line><draw:line draw:style-name="gr39" draw:text-style-name="P18" svg:x1="7.5cm" svg:y1="1.125cm" svg:x2="14cm" svg:y2="1.125cm"><text:p/></draw:line><draw:line draw:style-name="gr39" draw:text-style-name="P18" svg:x1="7.5cm" svg:y1="1.375cm" svg:x2="14cm" svg:y2="1.375cm"><text:p/></draw:line><draw:line draw:style-name="gr39" draw:text-style-name="P18" svg:x1="7.5cm" svg:y1="1.875cm" svg:x2="14cm" svg:y2="1.875cm"><text:p/></draw:line><draw:frame draw:style-name="gr41" draw:text-style-name="P20" svg:width="3.001cm" svg:height="1.001cm" svg:x="14cm" svg:y="0.875cm"><draw:text-box><text:p text:style-name="P19"><text:span text:style-name="T5">onewire_p</text:span></text:p></draw:text-box></draw:frame><draw:line draw:style-name="gr39" draw:text-style-name="P18" svg:x1="12cm" svg:y1="2.875cm" svg:x2="12cm" svg:y2="3.75cm"><text:p/></draw:line><draw:line draw:style-name="gr39" draw:text-style-name="P18" svg:x1="12cm" svg:y1="5cm" svg:x2="12cm" svg:y2="5.75cm"><text:p/></draw:line><draw:line draw:style-name="gr34" draw:text-style-name="P18" svg:x1="7.5cm" svg:y1="2.875cm" svg:x2="12cm" svg:y2="2.875cm"><text:p/></draw:line><draw:frame draw:style-name="gr36" draw:text-style-name="P20" svg:width="1.502cm" svg:height="1.001cm" svg:x="2.499cm" svg:y="8.25cm"><draw:text-box><text:p text:style-name="P19"><text:span text:style-name="T5">clk</text:span></text:p></draw:text-box></draw:frame><draw:frame draw:style-name="gr36" draw:text-style-name="P20" svg:width="4.001cm" svg:height="1.001cm" svg:x="0cm" svg:y="1.376cm"><draw:text-box><text:p text:style-name="P19"><text:span text:style-name="T5">bus_write <text:s text:c="3"/></text:span></text:p></draw:text-box></draw:frame><draw:custom-shape draw:style-name="gr38" draw:text-style-name="P21" svg:width="5.501cm" svg:height="1.001cm" svg:x="5.5cm" svg:y="8.25cm"><text:p text:style-name="P22"><text:span text:style-name="T6">clock generator</text:span></text:p><draw:enhanced-geometry svg:viewBox="0 0 21600 21600" draw:type="rectangle" draw:enhanced-path="M 0 0 L 21600 0 21600 21600 0 21600 0 0 Z N"/></draw:custom-shape><draw:line draw:style-name="gr39" draw:text-style-name="P18" svg:x1="6.5cm" svg:y1="7.25cm" svg:x2="6.5cm" svg:y2="8.25cm"><text:p/></draw:line><draw:line draw:style-name="gr39" draw:text-style-name="P18" svg:x1="10cm" svg:y1="8.25cm" svg:x2="10cm" svg:y2="7.25cm"><text:p/></draw:line><draw:frame draw:style-name="gr41" draw:text-style-name="P20" svg:width="1.5cm" svg:height="1.001cm" svg:x="6.5cm" svg:y="7.25cm"><draw:text-box><text:p text:style-name="P19"><text:span text:style-name="T5">ovd</text:span></text:p></draw:text-box></draw:frame><draw:line draw:style-name="gr39" draw:text-style-name="P18" svg:x1="4cm" svg:y1="8.75cm" svg:x2="5.5cm" svg:y2="8.75cm"><text:p/></draw:line><draw:frame draw:style-name="gr36" draw:text-style-name="P20" svg:width="1.5cm" svg:height="1.001cm" svg:x="8.5cm" svg:y="7.25cm"><draw:text-box><text:p text:style-name="P19"><text:span text:style-name="T5">pls</text:span></text:p></draw:text-box></draw:frame><draw:line draw:style-name="gr39" draw:text-style-name="P18" svg:x1="7.5cm" svg:y1="4.25cm" svg:x2="9cm" svg:y2="4.25cm"><text:p/></draw:line><draw:line draw:style-name="gr39" draw:text-style-name="P18" svg:x1="7.5cm" svg:y1="5.125cm" svg:x2="9cm" svg:y2="5.125cm"><text:p/></draw:line><draw:line draw:style-name="gr39" draw:text-style-name="P18" svg:x1="9cm" svg:y1="6.625cm" svg:x2="7.5cm" svg:y2="6.625cm"><text:p/></draw:line><draw:frame draw:style-name="gr36" draw:text-style-name="P20" svg:width="3.982cm" svg:height="1.001cm" svg:x="0.019cm" svg:y="2.392cm"><draw:text-box><text:p text:style-name="P19"><text:span text:style-name="T5">bus_read <text:s text:c="4"/></text:span></text:p></draw:text-box></draw:frame><draw:frame draw:style-name="gr36" draw:text-style-name="P20" svg:width="4.001cm" svg:height="1.001cm" svg:x="0cm" svg:y="4.374cm"><draw:text-box><text:p text:style-name="P19"><text:span text:style-name="T5">bus_readdata </text:span></text:p></draw:text-box></draw:frame><draw:frame draw:style-name="gr42" draw:text-style-name="P20" svg:width="1.5cm" svg:height="1.206cm" svg:x="7.5cm" svg:y="5.42cm"><draw:text-box><text:p text:style-name="P19"><text:span text:style-name="T5">srx</text:span></text:p><text:p text:style-name="P19"><text:span text:style-name="T5">stx</text:span></text:p></draw:text-box></draw:frame><draw:frame draw:style-name="gr42" draw:text-style-name="P20" svg:width="1.5cm" svg:height="0.75cm" svg:x="7.5cm" svg:y="3.5cm"><draw:text-box><text:p text:style-name="P19"><text:span text:style-name="T5">rst</text:span></text:p></draw:text-box></draw:frame><draw:frame draw:style-name="gr42" draw:text-style-name="P20" svg:width="1.5cm" svg:height="0.75cm" svg:x="7.5cm" svg:y="4.376cm"><draw:text-box><text:p text:style-name="P19"><text:span text:style-name="T5">dat</text:span></text:p></draw:text-box></draw:frame><draw:line draw:style-name="gr39" draw:text-style-name="P18" svg:x1="9cm" svg:y1="5.375cm" svg:x2="7.5cm" svg:y2="5.375cm"><text:p/></draw:line><draw:line draw:style-name="gr39" draw:text-style-name="P18" svg:x1="5cm" svg:y1="4.875cm" svg:x2="4cm" svg:y2="4.875cm"><text:p/></draw:line><draw:frame draw:style-name="gr36" draw:text-style-name="P20" svg:width="4.001cm" svg:height="1.001cm" svg:x="0cm" svg:y="3.374cm"><draw:text-box><text:p text:style-name="P19"><text:span text:style-name="T5">bus_writedata</text:span></text:p></draw:text-box></draw:frame><draw:frame draw:style-name="gr36" draw:text-style-name="P20" svg:width="4.001cm" svg:height="1.001cm" svg:x="0cm" svg:y="5.876cm"><draw:text-box><text:p text:style-name="P19"><text:span text:style-name="T5">bus_interrupt </text:span></text:p></draw:text-box></draw:frame><draw:line draw:style-name="gr39" draw:text-style-name="P18" svg:x1="5.5cm" svg:y1="6.375cm" svg:x2="4cm" svg:y2="6.375cm"><text:p/></draw:line><draw:line draw:style-name="gr39" draw:text-style-name="P18" svg:x1="4cm" svg:y1="3.875cm" svg:x2="5cm" svg:y2="3.875cm"><text:p/></draw:line><draw:line draw:style-name="gr39" draw:text-style-name="P18" svg:x1="4cm" svg:y1="2.875cm" svg:x2="5cm" svg:y2="2.875cm"><text:p/></draw:line><draw:line draw:style-name="gr39" draw:text-style-name="P18" svg:x1="4cm" svg:y1="1.875cm" svg:x2="5cm" svg:y2="1.875cm"><text:p/></draw:line></draw:g>Drawing <text:sequence text:ref-name="refDrawing2" text:name="Drawing" text:formula="ooow:Drawing+1" style:num-format="1">3</text:sequence>: RTL block diagram</text:p></draw:text-box></draw:frame></text:p>
      <text:h text:style-name="Heading_20_2" text:outline-level="2">Transfer cycle timings</text:h>
      <text:p text:style-name="Text_20_body">The exact timing of onewire transfers is provided in numbers and timing diagrams. Most of the timing are described in 7.5<text:span text:style-name="T2">μ</text:span><text:span text:style-name="T3">s</text:span> (0.75<text:span text:style-name="T2">μ</text:span><text:span text:style-name="T3">s</text:span> in overdrive mode) periods. The timing is designed to optimize for the lowest logic resource consumption, and is compatible the widest range of device tolerances, but there are no optimizations for long and/or noisy network lines or for communication speed.</text:p>
      <text:p text:style-name="P6">Table <text:sequence text:ref-name="refTable7" text:name="Table" text:formula="ooow:Table+1" style:num-format="1">8</text:sequence>: State machine timing</text:p>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timing</text:p>
          </table:table-cell>
          <table:table-cell table:style-name="Table8.A1" office:value-type="string">
            <text:p text:style-name="P1">periods</text:p>
          </table:table-cell>
          <table:table-cell table:style-name="Table8.A1" office:value-type="string">
            <text:p text:style-name="P1">time [<text:span text:style-name="T2">μ</text:span><text:span text:style-name="T3">s] </text:span>OVD=0</text:p>
          </table:table-cell>
          <table:table-cell table:style-name="Table8.A1" office:value-type="string">
            <text:p text:style-name="P1">time [<text:span text:style-name="T2">μ</text:span><text:span text:style-name="T3">s] </text:span>OVD=1</text:p>
          </table:table-cell>
          <table:table-cell table:style-name="Table8.E1" office:value-type="string">
            <text:p text:style-name="P1">description</text:p>
          </table:table-cell>
        </table:table-row>
        <table:table-row>
          <table:table-cell table:style-name="Table8.A2" office:value-type="string">
            <text:p text:style-name="P1">t<text:span text:style-name="T4">RSTT</text:span></text:p>
          </table:table-cell>
          <table:table-cell table:style-name="Table8.B2" office:value-type="float" office:value="128">
            <text:p text:style-name="P1">128</text:p>
          </table:table-cell>
          <table:table-cell table:style-name="Table8.B2" office:value-type="float" office:value="960">
            <text:p text:style-name="P1">960</text:p>
          </table:table-cell>
          <table:table-cell table:style-name="Table8.B2" office:value-type="float" office:value="96">
            <text:p text:style-name="P1">96</text:p>
          </table:table-cell>
          <table:table-cell table:style-name="Table8.E2" office:value-type="string">
            <text:p text:style-name="P1">reset transfer cycle time</text:p>
          </table:table-cell>
        </table:table-row>
        <table:table-row>
          <table:table-cell table:style-name="Table8.A2" office:value-type="string">
            <text:p text:style-name="P1">t<text:span text:style-name="T4">RSTL</text:span></text:p>
          </table:table-cell>
          <table:table-cell table:style-name="Table8.B2" office:value-type="float" office:value="64">
            <text:p text:style-name="P1">64</text:p>
          </table:table-cell>
          <table:table-cell table:style-name="Table8.B2" office:value-type="float" office:value="480">
            <text:p text:style-name="P1">480</text:p>
          </table:table-cell>
          <table:table-cell table:style-name="Table8.B2" office:value-type="float" office:value="48">
            <text:p text:style-name="P1">48</text:p>
          </table:table-cell>
          <table:table-cell table:style-name="Table8.E2" office:value-type="string">
            <text:p text:style-name="P1">reset low time</text:p>
          </table:table-cell>
        </table:table-row>
        <table:table-row>
          <table:table-cell table:style-name="Table8.A2" office:value-type="string">
            <text:p text:style-name="P1">t<text:span text:style-name="T4">RSTH</text:span></text:p>
          </table:table-cell>
          <table:table-cell table:style-name="Table8.B2" office:value-type="float" office:value="64">
            <text:p text:style-name="P1">64</text:p>
          </table:table-cell>
          <table:table-cell table:style-name="Table8.B2" office:value-type="float" office:value="480">
            <text:p text:style-name="P1">480</text:p>
          </table:table-cell>
          <table:table-cell table:style-name="Table8.B2" office:value-type="float" office:value="48">
            <text:p text:style-name="P1">48</text:p>
          </table:table-cell>
          <table:table-cell table:style-name="Table8.E2" office:value-type="string">
            <text:p text:style-name="P1">reset high time</text:p>
          </table:table-cell>
        </table:table-row>
        <table:table-row>
          <table:table-cell table:style-name="Table8.A2" office:value-type="string">
            <text:p text:style-name="P1">t<text:span text:style-name="T4">RSTS</text:span></text:p>
          </table:table-cell>
          <table:table-cell table:style-name="Table8.B2" office:value-type="float" office:value="10">
            <text:p text:style-name="P1">10</text:p>
          </table:table-cell>
          <table:table-cell table:style-name="Table8.B2" office:value-type="float" office:value="75">
            <text:p text:style-name="P1"><text:span text:style-name="T2">75</text:span></text:p>
          </table:table-cell>
          <table:table-cell table:style-name="Table8.B2" office:value-type="float" office:value="7.5">
            <text:p text:style-name="P1">7.5</text:p>
          </table:table-cell>
          <table:table-cell table:style-name="Table8.E2" office:value-type="string">
            <text:p text:style-name="P1">reset presence sampling time</text:p>
          </table:table-cell>
        </table:table-row>
        <table:table-row>
          <table:table-cell table:style-name="Table8.A2" office:value-type="string">
            <text:p text:style-name="P1">t<text:span text:style-name="T4">DATT</text:span></text:p>
          </table:table-cell>
          <table:table-cell table:style-name="Table8.B2" office:value-type="float" office:value="9">
            <text:p text:style-name="P1">9</text:p>
          </table:table-cell>
          <table:table-cell table:style-name="Table8.B2" office:value-type="float" office:value="67.5">
            <text:p text:style-name="P1">67.5</text:p>
          </table:table-cell>
          <table:table-cell table:style-name="Table8.B2" office:value-type="float" office:value="6.75">
            <text:p text:style-name="P1">6.75</text:p>
          </table:table-cell>
          <table:table-cell table:style-name="Table8.E2" office:value-type="string">
            <text:p text:style-name="P1">data bit transfer cycle time</text:p>
          </table:table-cell>
        </table:table-row>
        <table:table-row>
          <table:table-cell table:style-name="Table8.A2" office:value-type="string">
            <text:p text:style-name="P1">t<text:span text:style-name="T4">SLOT</text:span></text:p>
          </table:table-cell>
          <table:table-cell table:style-name="Table8.B2" office:value-type="float" office:value="8">
            <text:p text:style-name="P1">8</text:p>
          </table:table-cell>
          <table:table-cell table:style-name="Table8.B2" office:value-type="float" office:value="60">
            <text:p text:style-name="P1">60</text:p>
          </table:table-cell>
          <table:table-cell table:style-name="Table8.B2" office:value-type="float" office:value="6">
            <text:p text:style-name="P1">6</text:p>
          </table:table-cell>
          <table:table-cell table:style-name="Table8.E2" office:value-type="string">
            <text:p text:style-name="P1">data bit transfer slot time</text:p>
          </table:table-cell>
        </table:table-row>
        <table:table-row>
          <table:table-cell table:style-name="Table8.A2" office:value-type="string">
            <text:p text:style-name="P1">t<text:span text:style-name="T4">LOW0</text:span></text:p>
          </table:table-cell>
          <table:table-cell table:style-name="Table8.B2" office:value-type="float" office:value="8">
            <text:p text:style-name="P1">8</text:p>
          </table:table-cell>
          <table:table-cell table:style-name="Table8.B2" office:value-type="float" office:value="60">
            <text:p text:style-name="P1">60</text:p>
          </table:table-cell>
          <table:table-cell table:style-name="Table8.B2" office:value-type="float" office:value="6">
            <text:p text:style-name="P1">6</text:p>
          </table:table-cell>
          <table:table-cell table:style-name="Table8.E2" office:value-type="string">
            <text:p text:style-name="P1">write 0 low time</text:p>
          </table:table-cell>
        </table:table-row>
        <table:table-row>
          <table:table-cell table:style-name="Table8.A2" office:value-type="string">
            <text:p text:style-name="P1">t<text:span text:style-name="T4">LOW1</text:span></text:p>
          </table:table-cell>
          <table:table-cell table:style-name="Table8.B2" office:value-type="float" office:value="1">
            <text:p text:style-name="P1">1</text:p>
          </table:table-cell>
          <table:table-cell table:style-name="Table8.B2" office:value-type="float" office:value="7.5">
            <text:p text:style-name="P1">7.5</text:p>
          </table:table-cell>
          <table:table-cell table:style-name="Table8.B2" office:value-type="float" office:value="0.75">
            <text:p text:style-name="P1">0.75</text:p>
          </table:table-cell>
          <table:table-cell table:style-name="Table8.E2" office:value-type="string">
            <text:p text:style-name="P1">write 1 low time</text:p>
          </table:table-cell>
        </table:table-row>
        <table:table-row>
          <table:table-cell table:style-name="Table8.A2" office:value-type="string">
            <text:p text:style-name="P1">t<text:span text:style-name="T4">REC</text:span></text:p>
          </table:table-cell>
          <table:table-cell table:style-name="Table8.B2" office:value-type="float" office:value="1">
            <text:p text:style-name="P1">1</text:p>
          </table:table-cell>
          <table:table-cell table:style-name="Table8.B2" office:value-type="float" office:value="7.5">
            <text:p text:style-name="P1">7.5</text:p>
          </table:table-cell>
          <table:table-cell table:style-name="Table8.B2" office:value-type="float" office:value="0.75">
            <text:p text:style-name="P1">0.75</text:p>
          </table:table-cell>
          <table:table-cell table:style-name="Table8.E2" office:value-type="string">
            <text:p text:style-name="P1">recovery time</text:p>
          </table:table-cell>
        </table:table-row>
        <table:table-row>
          <table:table-cell table:style-name="Table8.A2" office:value-type="string">
            <text:p text:style-name="P1">t<text:span text:style-name="T4">DATS</text:span></text:p>
          </table:table-cell>
          <table:table-cell table:style-name="Table8.B2" office:value-type="float" office:value="2">
            <text:p text:style-name="P1">2</text:p>
          </table:table-cell>
          <table:table-cell table:style-name="Table8.B2" office:value-type="float" office:value="15">
            <text:p text:style-name="P1">15</text:p>
          </table:table-cell>
          <table:table-cell table:style-name="Table8.B2" office:value-type="float" office:value="1.5">
            <text:p text:style-name="P1">1.5</text:p>
          </table:table-cell>
          <table:table-cell table:style-name="Table8.E2" office:value-type="string">
            <text:p text:style-name="P1">data sampling time</text:p>
          </table:table-cell>
        </table:table-row>
      </table:table>
      <text:p text:style-name="Text_20_body"><text:soft-page-break/>* the period is 7.5<text:span text:style-name="T2">μ</text:span><text:span text:style-name="T3">s in normal mode and 0.75</text:span><text:span text:style-name="T2">μ</text:span><text:span text:style-name="T3">s in overdrive mode</text:span></text:p>
      <text:p text:style-name="Text_20_body">The reset transfer is 128<text:span text:style-name="T3"> periods long</text:span>. Reset low and high time each take 64 periods. After the rising edge on the wire a typical 1-wire slave would assert its presence after 4 periods (min 2, max 8), and keep it asserted for 16 periods (min 8, max 32). The presence status is sampled when most stable at 10 cycles after the reset rising edge.</text:p>
      <text:p text:style-name="Text_20_body"><draw:frame draw:style-name="fr1" draw:name="Frame4" text:anchor-type="paragraph" svg:x="0cm" svg:y="0.212cm" svg:width="16.533cm" draw:z-index="11"><draw:text-box fo:min-height="5.456cm"><text:p text:style-name="Drawing"><draw:g text:anchor-type="paragraph" draw:z-index="12" draw:style-name="gr43"><draw:frame draw:style-name="gr44" draw:text-style-name="P23" svg:width="1.5cm" svg:height="0.802cm" svg:x="4.017cm" svg:y="2.401cm"><draw:text-box><text:p text:style-name="P19"><text:span text:style-name="T6">t</text:span><text:span text:style-name="T7">RSTT</text:span></text:p></draw:text-box></draw:frame><draw:line draw:style-name="gr45" draw:text-style-name="P18" svg:x1="0.516cm" svg:y1="1.2cm" svg:x2="0.516cm" svg:y2="2.2cm"><text:p/></draw:line><draw:line draw:style-name="gr46" draw:text-style-name="P18" svg:x1="0.516cm" svg:y1="2.2cm" svg:x2="8.517cm" svg:y2="2.176cm"><text:p/></draw:line><draw:line draw:style-name="gr47" draw:text-style-name="P18" svg:x1="0.016cm" svg:y1="1.2cm" svg:x2="0.516cm" svg:y2="1.2cm"><text:p/></draw:line><draw:line draw:style-name="gr48" draw:text-style-name="P18" svg:x1="8.516cm" svg:y1="1.2cm" svg:x2="8.766cm" svg:y2="1.2cm"><text:p/></draw:line><draw:frame draw:style-name="gr49" draw:text-style-name="P23" svg:width="2.502cm" svg:height="0.701cm" svg:x="0.515cm" svg:y="0.224cm"><draw:text-box><text:p text:style-name="P19"><text:span text:style-name="T6">127...</text:span></text:p></draw:text-box></draw:frame><draw:line draw:style-name="gr50" draw:text-style-name="P18" svg:x1="0.516cm" svg:y1="2.45cm" svg:x2="0.516cm" svg:y2="4.45cm"><text:p/></draw:line><draw:line draw:style-name="gr51" draw:text-style-name="P18" svg:x1="8.516cm" svg:y1="2.45cm" svg:x2="8.516cm" svg:y2="5.45cm"><text:p/></draw:line><draw:line draw:style-name="gr52" draw:text-style-name="P18" svg:x1="12.016cm" svg:y1="5.2cm" svg:x2="9.766cm" svg:y2="5.2cm"><text:p/></draw:line><draw:line draw:style-name="gr53" draw:text-style-name="P18" svg:x1="0.516cm" svg:y1="4.2cm" svg:x2="8.516cm" svg:y2="4.2cm"><text:p/></draw:line><draw:line draw:style-name="gr54" draw:text-style-name="P18" svg:x1="0.516cm" svg:y1="3.2cm" svg:x2="16.516cm" svg:y2="3.2cm"><text:p/></draw:line><draw:line draw:style-name="gr55" draw:text-style-name="P18" svg:x1="0.517cm" svg:y1="0.2cm" svg:x2="16.516cm" svg:y2="0.2cm"><text:p/></draw:line><draw:line draw:style-name="gr56" draw:text-style-name="P18" svg:x1="0.516cm" svg:y1="0cm" svg:x2="0.517cm" svg:y2="0.4cm"><text:p/></draw:line><draw:line draw:style-name="gr57" draw:text-style-name="P18" svg:x1="1.517cm" svg:y1="0cm" svg:x2="1.517cm" svg:y2="0.4cm"><text:p/></draw:line><draw:line draw:style-name="gr58" draw:text-style-name="P18" svg:x1="2.517cm" svg:y1="0cm" svg:x2="2.517cm" svg:y2="0.4cm"><text:p/></draw:line><draw:line draw:style-name="gr59" draw:text-style-name="P18" svg:x1="3.517cm" svg:y1="0cm" svg:x2="3.517cm" svg:y2="0.4cm"><text:p/></draw:line><draw:line draw:style-name="gr60" draw:text-style-name="P18" svg:x1="4.517cm" svg:y1="0cm" svg:x2="4.517cm" svg:y2="0.4cm"><text:p/></draw:line><draw:line draw:style-name="gr61" draw:text-style-name="P18" svg:x1="5.518cm" svg:y1="0cm" svg:x2="5.518cm" svg:y2="0.4cm"><text:p/></draw:line><draw:line draw:style-name="gr62" draw:text-style-name="P18" svg:x1="6.517cm" svg:y1="0cm" svg:x2="6.517cm" svg:y2="0.4cm"><text:p/></draw:line><draw:line draw:style-name="gr63" draw:text-style-name="P18" svg:x1="7.517cm" svg:y1="0cm" svg:x2="7.517cm" svg:y2="0.4cm"><text:p/></draw:line><draw:line draw:style-name="gr64" draw:text-style-name="P18" svg:x1="8.517cm" svg:y1="0cm" svg:x2="8.517cm" svg:y2="0.4cm"><text:p/></draw:line><draw:line draw:style-name="gr65" draw:text-style-name="P18" svg:x1="9.517cm" svg:y1="0cm" svg:x2="9.517cm" svg:y2="0.4cm"><text:p/></draw:line><draw:frame draw:style-name="gr66" draw:text-style-name="P23" svg:width="1.751cm" svg:height="0.802cm" svg:x="10.266cm" svg:y="4.399cm"><draw:text-box><text:p text:style-name="P19"><text:span text:style-name="T6">t</text:span><text:span text:style-name="T7">RSTS</text:span></text:p></draw:text-box></draw:frame><draw:line draw:style-name="gr67" draw:text-style-name="P18" svg:x1="8.516cm" svg:y1="2.2cm" svg:x2="8.516cm" svg:y2="1.2cm"><text:p/></draw:line><draw:line draw:style-name="gr68" draw:text-style-name="P18" svg:x1="10.516cm" svg:y1="0cm" svg:x2="10.516cm" svg:y2="0.4cm"><text:p/></draw:line><draw:line draw:style-name="gr69" draw:text-style-name="P18" svg:x1="11.517cm" svg:y1="0cm" svg:x2="11.517cm" svg:y2="0.4cm"><text:p/></draw:line><draw:line draw:style-name="gr70" draw:text-style-name="P18" svg:x1="12.516cm" svg:y1="0cm" svg:x2="12.516cm" svg:y2="0.4cm"><text:p/></draw:line><draw:line draw:style-name="gr71" draw:text-style-name="P18" svg:x1="13.516cm" svg:y1="0cm" svg:x2="13.516cm" svg:y2="0.4cm"><text:p/></draw:line><draw:line draw:style-name="gr72" draw:text-style-name="P18" svg:x1="14.516cm" svg:y1="0cm" svg:x2="14.516cm" svg:y2="0.4cm"><text:p/></draw:line><draw:line draw:style-name="gr73" draw:text-style-name="P18" svg:x1="15.516cm" svg:y1="0cm" svg:x2="15.516cm" svg:y2="0.4cm"><text:p/></draw:line><draw:line draw:style-name="gr74" draw:text-style-name="P18" svg:x1="16.516cm" svg:y1="0cm" svg:x2="16.516cm" svg:y2="0.4cm"><text:p/></draw:line><draw:line draw:style-name="gr75" draw:text-style-name="P18" svg:x1="7.641cm" svg:y1="0.075cm" svg:x2="7.641cm" svg:y2="0.325cm"><text:p/></draw:line><draw:line draw:style-name="gr76" draw:text-style-name="P18" svg:x1="8.016cm" svg:y1="0.075cm" svg:x2="8.016cm" svg:y2="0.325cm"><text:p/></draw:line><draw:line draw:style-name="gr77" draw:text-style-name="P18" svg:x1="8.141cm" svg:y1="0.075cm" svg:x2="8.141cm" svg:y2="0.325cm"><text:p/></draw:line><draw:line draw:style-name="gr78" draw:text-style-name="P18" svg:x1="8.391cm" svg:y1="0.075cm" svg:x2="8.391cm" svg:y2="0.325cm"><text:p/></draw:line><draw:line draw:style-name="gr79" draw:text-style-name="P18" svg:x1="7.767cm" svg:y1="0.075cm" svg:x2="7.767cm" svg:y2="0.325cm"><text:p/></draw:line><draw:line draw:style-name="gr80" draw:text-style-name="P18" svg:x1="7.891cm" svg:y1="0.075cm" svg:x2="7.891cm" svg:y2="0.325cm"><text:p/></draw:line><draw:line draw:style-name="gr81" draw:text-style-name="P18" svg:x1="8.266cm" svg:y1="0.075cm" svg:x2="8.266cm" svg:y2="0.325cm"><text:p/></draw:line><draw:frame draw:style-name="gr82" draw:text-style-name="P23" svg:width="2.5cm" svg:height="0.701cm" svg:x="6.017cm" svg:y="0.199cm"><draw:text-box><text:p text:style-name="P19"><text:span text:style-name="T6">...64</text:span></text:p></draw:text-box></draw:frame><draw:frame draw:style-name="gr83" draw:text-style-name="P23" svg:width="2.5cm" svg:height="0.701cm" svg:x="14.016cm" svg:y="0.199cm"><draw:text-box><text:p text:style-name="P19"><text:span text:style-name="T6">...0</text:span></text:p></draw:text-box></draw:frame><draw:frame draw:style-name="gr84" draw:text-style-name="P23" svg:width="2.5cm" svg:height="0.701cm" svg:x="8.516cm" svg:y="0.199cm"><draw:text-box><text:p text:style-name="P19"><text:span text:style-name="T6">63...</text:span></text:p></draw:text-box></draw:frame><draw:line draw:style-name="gr85" draw:text-style-name="P18" svg:x1="8.766cm" svg:y1="2.2cm" svg:x2="8.766cm" svg:y2="1.2cm"><text:p/></draw:line><draw:line draw:style-name="gr86" draw:text-style-name="P18" svg:x1="9.016cm" svg:y1="2.2cm" svg:x2="9.016cm" svg:y2="1.2cm"><text:p/></draw:line><draw:line draw:style-name="gr87" draw:text-style-name="P18" svg:x1="8.891cm" svg:y1="2.2cm" svg:x2="8.891cm" svg:y2="1.2cm"><text:p/></draw:line><draw:line draw:style-name="gr88" draw:text-style-name="P18" svg:x1="9.266cm" svg:y1="2.2cm" svg:x2="9.266cm" svg:y2="1.2cm"><text:p/></draw:line><draw:line draw:style-name="gr89" draw:text-style-name="P18" svg:x1="9.516cm" svg:y1="2.2cm" svg:x2="9.516cm" svg:y2="1.2cm"><text:p/></draw:line><draw:line draw:style-name="gr90" draw:text-style-name="P18" svg:x1="9.891cm" svg:y1="2.2cm" svg:x2="9.891cm" svg:y2="1.2cm"><text:p/></draw:line><draw:line draw:style-name="gr91" draw:text-style-name="P18" svg:x1="8.641cm" svg:y1="0.075cm" svg:x2="8.641cm" svg:y2="0.325cm"><text:p/></draw:line><draw:line draw:style-name="gr92" draw:text-style-name="P18" svg:x1="9.016cm" svg:y1="0.075cm" svg:x2="9.016cm" svg:y2="0.325cm"><text:p/></draw:line><draw:line draw:style-name="gr93" draw:text-style-name="P18" svg:x1="9.142cm" svg:y1="0.075cm" svg:x2="9.142cm" svg:y2="0.325cm"><text:p/></draw:line><draw:line draw:style-name="gr94" draw:text-style-name="P18" svg:x1="9.391cm" svg:y1="0.075cm" svg:x2="9.391cm" svg:y2="0.325cm"><text:p/></draw:line><draw:line draw:style-name="gr95" draw:text-style-name="P18" svg:x1="8.766cm" svg:y1="0.075cm" svg:x2="8.766cm" svg:y2="0.325cm"><text:p/></draw:line><draw:line draw:style-name="gr96" draw:text-style-name="P18" svg:x1="8.891cm" svg:y1="0.075cm" svg:x2="8.891cm" svg:y2="0.325cm"><text:p/></draw:line><draw:line draw:style-name="gr97" draw:text-style-name="P18" svg:x1="9.266cm" svg:y1="0.075cm" svg:x2="9.266cm" svg:y2="0.325cm"><text:p/></draw:line><draw:line draw:style-name="gr98" draw:text-style-name="P18" svg:x1="5.641cm" svg:y1="0.075cm" svg:x2="5.641cm" svg:y2="0.325cm"><text:p/></draw:line><draw:line draw:style-name="gr99" draw:text-style-name="P18" svg:x1="6.016cm" svg:y1="0.075cm" svg:x2="6.016cm" svg:y2="0.325cm"><text:p/></draw:line><draw:line draw:style-name="gr100" draw:text-style-name="P18" svg:x1="6.141cm" svg:y1="0.075cm" svg:x2="6.141cm" svg:y2="0.325cm"><text:p/></draw:line><draw:line draw:style-name="gr101" draw:text-style-name="P18" svg:x1="6.391cm" svg:y1="0.075cm" svg:x2="6.391cm" svg:y2="0.325cm"><text:p/></draw:line><draw:line draw:style-name="gr102" draw:text-style-name="P18" svg:x1="5.766cm" svg:y1="0.075cm" svg:x2="5.766cm" svg:y2="0.325cm"><text:p/></draw:line><draw:line draw:style-name="gr103" draw:text-style-name="P18" svg:x1="5.892cm" svg:y1="0.075cm" svg:x2="5.892cm" svg:y2="0.325cm"><text:p/></draw:line><draw:line draw:style-name="gr104" draw:text-style-name="P18" svg:x1="6.266cm" svg:y1="0.075cm" svg:x2="6.266cm" svg:y2="0.325cm"><text:p/></draw:line><draw:line draw:style-name="gr105" draw:text-style-name="P18" svg:x1="6.641cm" svg:y1="0.075cm" svg:x2="6.641cm" svg:y2="0.325cm"><text:p/></draw:line><draw:line draw:style-name="gr106" draw:text-style-name="P18" svg:x1="7.016cm" svg:y1="0.075cm" svg:x2="7.016cm" svg:y2="0.325cm"><text:p/></draw:line><draw:line draw:style-name="gr107" draw:text-style-name="P18" svg:x1="7.141cm" svg:y1="0.075cm" svg:x2="7.141cm" svg:y2="0.325cm"><text:p/></draw:line><draw:line draw:style-name="gr108" draw:text-style-name="P18" svg:x1="7.391cm" svg:y1="0.075cm" svg:x2="7.391cm" svg:y2="0.325cm"><text:p/></draw:line><draw:line draw:style-name="gr109" draw:text-style-name="P18" svg:x1="6.766cm" svg:y1="0.075cm" svg:x2="6.766cm" svg:y2="0.325cm"><text:p/></draw:line><draw:line draw:style-name="gr110" draw:text-style-name="P18" svg:x1="6.891cm" svg:y1="0.075cm" svg:x2="6.891cm" svg:y2="0.325cm"><text:p/></draw:line><draw:line draw:style-name="gr111" draw:text-style-name="P18" svg:x1="7.267cm" svg:y1="0.075cm" svg:x2="7.267cm" svg:y2="0.325cm"><text:p/></draw:line><draw:line draw:style-name="gr112" draw:text-style-name="P18" svg:x1="3.641cm" svg:y1="0.075cm" svg:x2="3.641cm" svg:y2="0.325cm"><text:p/></draw:line><draw:line draw:style-name="gr113" draw:text-style-name="P18" svg:x1="4.017cm" svg:y1="0.075cm" svg:x2="4.017cm" svg:y2="0.325cm"><text:p/></draw:line><draw:line draw:style-name="gr114" draw:text-style-name="P18" svg:x1="4.141cm" svg:y1="0.075cm" svg:x2="4.141cm" svg:y2="0.325cm"><text:p/></draw:line><draw:line draw:style-name="gr115" draw:text-style-name="P18" svg:x1="4.391cm" svg:y1="0.075cm" svg:x2="4.391cm" svg:y2="0.325cm"><text:p/></draw:line><draw:line draw:style-name="gr116" draw:text-style-name="P18" svg:x1="3.766cm" svg:y1="0.075cm" svg:x2="3.766cm" svg:y2="0.325cm"><text:p/></draw:line><draw:line draw:style-name="gr117" draw:text-style-name="P18" svg:x1="3.891cm" svg:y1="0.075cm" svg:x2="3.891cm" svg:y2="0.325cm"><text:p/></draw:line><draw:line draw:style-name="gr118" draw:text-style-name="P18" svg:x1="4.266cm" svg:y1="0.075cm" svg:x2="4.266cm" svg:y2="0.325cm"><text:p/></draw:line><draw:line draw:style-name="gr119" draw:text-style-name="P18" svg:x1="4.641cm" svg:y1="0.075cm" svg:x2="4.641cm" svg:y2="0.325cm"><text:p/></draw:line><draw:line draw:style-name="gr120" draw:text-style-name="P18" svg:x1="5.016cm" svg:y1="0.075cm" svg:x2="5.016cm" svg:y2="0.325cm"><text:p/></draw:line><draw:line draw:style-name="gr121" draw:text-style-name="P18" svg:x1="5.141cm" svg:y1="0.075cm" svg:x2="5.141cm" svg:y2="0.325cm"><text:p/></draw:line><draw:line draw:style-name="gr122" draw:text-style-name="P18" svg:x1="5.392cm" svg:y1="0.075cm" svg:x2="5.392cm" svg:y2="0.325cm"><text:p/></draw:line><draw:line draw:style-name="gr123" draw:text-style-name="P18" svg:x1="4.766cm" svg:y1="0.075cm" svg:x2="4.766cm" svg:y2="0.325cm"><text:p/></draw:line><draw:line draw:style-name="gr124" draw:text-style-name="P18" svg:x1="4.891cm" svg:y1="0.075cm" svg:x2="4.891cm" svg:y2="0.325cm"><text:p/></draw:line><draw:line draw:style-name="gr125" draw:text-style-name="P18" svg:x1="5.266cm" svg:y1="0.075cm" svg:x2="5.266cm" svg:y2="0.325cm"><text:p/></draw:line><draw:line draw:style-name="gr126" draw:text-style-name="P18" svg:x1="1.642cm" svg:y1="0.075cm" svg:x2="1.642cm" svg:y2="0.325cm"><text:p/></draw:line><draw:line draw:style-name="gr127" draw:text-style-name="P18" svg:x1="2.016cm" svg:y1="0.075cm" svg:x2="2.016cm" svg:y2="0.325cm"><text:p/></draw:line><draw:line draw:style-name="gr128" draw:text-style-name="P18" svg:x1="2.141cm" svg:y1="0.075cm" svg:x2="2.141cm" svg:y2="0.325cm"><text:p/></draw:line><draw:line draw:style-name="gr129" draw:text-style-name="P18" svg:x1="2.391cm" svg:y1="0.075cm" svg:x2="2.391cm" svg:y2="0.325cm"><text:p/></draw:line><draw:line draw:style-name="gr130" draw:text-style-name="P18" svg:x1="1.766cm" svg:y1="0.075cm" svg:x2="1.766cm" svg:y2="0.325cm"><text:p/></draw:line><draw:line draw:style-name="gr131" draw:text-style-name="P18" svg:x1="1.891cm" svg:y1="0.075cm" svg:x2="1.891cm" svg:y2="0.325cm"><text:p/></draw:line><draw:line draw:style-name="gr132" draw:text-style-name="P18" svg:x1="2.266cm" svg:y1="0.075cm" svg:x2="2.266cm" svg:y2="0.325cm"><text:p/></draw:line><draw:line draw:style-name="gr133" draw:text-style-name="P18" svg:x1="2.641cm" svg:y1="0.075cm" svg:x2="2.641cm" svg:y2="0.325cm"><text:p/></draw:line><draw:line draw:style-name="gr134" draw:text-style-name="P18" svg:x1="3.016cm" svg:y1="0.075cm" svg:x2="3.016cm" svg:y2="0.325cm"><text:p/></draw:line><draw:line draw:style-name="gr135" draw:text-style-name="P18" svg:x1="3.142cm" svg:y1="0.075cm" svg:x2="3.142cm" svg:y2="0.325cm"><text:p/></draw:line><draw:line draw:style-name="gr136" draw:text-style-name="P18" svg:x1="3.391cm" svg:y1="0.075cm" svg:x2="3.391cm" svg:y2="0.325cm"><text:p/></draw:line><draw:line draw:style-name="gr137" draw:text-style-name="P18" svg:x1="2.766cm" svg:y1="0.075cm" svg:x2="2.766cm" svg:y2="0.325cm"><text:p/></draw:line><draw:line draw:style-name="gr138" draw:text-style-name="P18" svg:x1="2.891cm" svg:y1="0.075cm" svg:x2="2.891cm" svg:y2="0.325cm"><text:p/></draw:line><draw:line draw:style-name="gr139" draw:text-style-name="P18" svg:x1="3.266cm" svg:y1="0.075cm" svg:x2="3.266cm" svg:y2="0.325cm"><text:p/></draw:line><draw:line draw:style-name="gr140" draw:text-style-name="P18" svg:x1="0.641cm" svg:y1="0.075cm" svg:x2="0.641cm" svg:y2="0.325cm"><text:p/></draw:line><draw:line draw:style-name="gr141" draw:text-style-name="P18" svg:x1="1.016cm" svg:y1="0.075cm" svg:x2="1.016cm" svg:y2="0.325cm"><text:p/></draw:line><draw:line draw:style-name="gr142" draw:text-style-name="P18" svg:x1="1.141cm" svg:y1="0.075cm" svg:x2="1.141cm" svg:y2="0.325cm"><text:p/></draw:line><draw:line draw:style-name="gr143" draw:text-style-name="P18" svg:x1="1.391cm" svg:y1="0.075cm" svg:x2="1.391cm" svg:y2="0.325cm"><text:p/></draw:line><draw:line draw:style-name="gr144" draw:text-style-name="P18" svg:x1="0.766cm" svg:y1="0.075cm" svg:x2="0.766cm" svg:y2="0.325cm"><text:p/></draw:line><draw:line draw:style-name="gr145" draw:text-style-name="P18" svg:x1="0.891cm" svg:y1="0.075cm" svg:x2="0.891cm" svg:y2="0.325cm"><text:p/></draw:line><draw:line draw:style-name="gr146" draw:text-style-name="P18" svg:x1="1.267cm" svg:y1="0.075cm" svg:x2="1.267cm" svg:y2="0.325cm"><text:p/></draw:line><draw:line draw:style-name="gr147" draw:text-style-name="P18" svg:x1="9.642cm" svg:y1="0.075cm" svg:x2="9.642cm" svg:y2="0.325cm"><text:p/></draw:line><draw:line draw:style-name="gr148" draw:text-style-name="P18" svg:x1="10.016cm" svg:y1="0.075cm" svg:x2="10.016cm" svg:y2="0.325cm"><text:p/></draw:line><draw:line draw:style-name="gr149" draw:text-style-name="P18" svg:x1="10.141cm" svg:y1="0.075cm" svg:x2="10.141cm" svg:y2="0.325cm"><text:p/></draw:line><draw:line draw:style-name="gr150" draw:text-style-name="P18" svg:x1="10.391cm" svg:y1="0.075cm" svg:x2="10.391cm" svg:y2="0.325cm"><text:p/></draw:line><draw:line draw:style-name="gr151" draw:text-style-name="P18" svg:x1="9.766cm" svg:y1="0.075cm" svg:x2="9.766cm" svg:y2="0.325cm"><text:p/></draw:line><draw:line draw:style-name="gr152" draw:text-style-name="P18" svg:x1="9.891cm" svg:y1="0.075cm" svg:x2="9.891cm" svg:y2="0.325cm"><text:p/></draw:line><draw:line draw:style-name="gr153" draw:text-style-name="P18" svg:x1="10.266cm" svg:y1="0.075cm" svg:x2="10.266cm" svg:y2="0.325cm"><text:p/></draw:line><draw:line draw:style-name="gr154" draw:text-style-name="P18" svg:x1="10.641cm" svg:y1="0.075cm" svg:x2="10.641cm" svg:y2="0.325cm"><text:p/></draw:line><draw:line draw:style-name="gr155" draw:text-style-name="P18" svg:x1="11.017cm" svg:y1="0.075cm" svg:x2="11.017cm" svg:y2="0.325cm"><text:p/></draw:line><draw:line draw:style-name="gr156" draw:text-style-name="P18" svg:x1="11.141cm" svg:y1="0.075cm" svg:x2="11.141cm" svg:y2="0.325cm"><text:p/></draw:line><draw:line draw:style-name="gr157" draw:text-style-name="P18" svg:x1="11.391cm" svg:y1="0.075cm" svg:x2="11.391cm" svg:y2="0.325cm"><text:p/></draw:line><draw:line draw:style-name="gr158" draw:text-style-name="P18" svg:x1="10.766cm" svg:y1="0.075cm" svg:x2="10.766cm" svg:y2="0.325cm"><text:p/></draw:line><draw:line draw:style-name="gr159" draw:text-style-name="P18" svg:x1="10.891cm" svg:y1="0.075cm" svg:x2="10.891cm" svg:y2="0.325cm"><text:p/></draw:line><draw:line draw:style-name="gr160" draw:text-style-name="P18" svg:x1="11.266cm" svg:y1="0.075cm" svg:x2="11.266cm" svg:y2="0.325cm"><text:p/></draw:line><draw:line draw:style-name="gr161" draw:text-style-name="P18" svg:x1="11.641cm" svg:y1="0.075cm" svg:x2="11.641cm" svg:y2="0.325cm"><text:p/></draw:line><draw:line draw:style-name="gr162" draw:text-style-name="P18" svg:x1="12.016cm" svg:y1="0.075cm" svg:x2="12.016cm" svg:y2="0.325cm"><text:p/></draw:line><draw:line draw:style-name="gr163" draw:text-style-name="P18" svg:x1="12.141cm" svg:y1="0.075cm" svg:x2="12.141cm" svg:y2="0.325cm"><text:p/></draw:line><draw:line draw:style-name="gr164" draw:text-style-name="P18" svg:x1="12.391cm" svg:y1="0.075cm" svg:x2="12.391cm" svg:y2="0.325cm"><text:p/></draw:line><draw:line draw:style-name="gr165" draw:text-style-name="P18" svg:x1="11.766cm" svg:y1="0.075cm" svg:x2="11.766cm" svg:y2="0.325cm"><text:p/></draw:line><draw:line draw:style-name="gr166" draw:text-style-name="P18" svg:x1="11.892cm" svg:y1="0.075cm" svg:x2="11.892cm" svg:y2="0.325cm"><text:p/></draw:line><draw:line draw:style-name="gr167" draw:text-style-name="P18" svg:x1="12.266cm" svg:y1="0.075cm" svg:x2="12.266cm" svg:y2="0.325cm"><text:p/></draw:line><draw:line draw:style-name="gr168" draw:text-style-name="P18" svg:x1="12.641cm" svg:y1="0.075cm" svg:x2="12.641cm" svg:y2="0.325cm"><text:p/></draw:line><draw:line draw:style-name="gr169" draw:text-style-name="P18" svg:x1="13.016cm" svg:y1="0.075cm" svg:x2="13.016cm" svg:y2="0.325cm"><text:p/></draw:line><draw:line draw:style-name="gr170" draw:text-style-name="P18" svg:x1="13.141cm" svg:y1="0.075cm" svg:x2="13.141cm" svg:y2="0.325cm"><text:p/></draw:line><draw:line draw:style-name="gr171" draw:text-style-name="P18" svg:x1="13.392cm" svg:y1="0.075cm" svg:x2="13.392cm" svg:y2="0.325cm"><text:p/></draw:line><draw:line draw:style-name="gr172" draw:text-style-name="P18" svg:x1="12.766cm" svg:y1="0.075cm" svg:x2="12.766cm" svg:y2="0.325cm"><text:p/></draw:line><draw:line draw:style-name="gr173" draw:text-style-name="P18" svg:x1="12.891cm" svg:y1="0.075cm" svg:x2="12.891cm" svg:y2="0.325cm"><text:p/></draw:line><draw:line draw:style-name="gr174" draw:text-style-name="P18" svg:x1="13.266cm" svg:y1="0.075cm" svg:x2="13.266cm" svg:y2="0.325cm"><text:p/></draw:line><draw:line draw:style-name="gr175" draw:text-style-name="P18" svg:x1="14.641cm" svg:y1="0.075cm" svg:x2="14.641cm" svg:y2="0.325cm"><text:p/></draw:line><draw:line draw:style-name="gr176" draw:text-style-name="P18" svg:x1="15.016cm" svg:y1="0.075cm" svg:x2="15.016cm" svg:y2="0.325cm"><text:p/></draw:line><draw:line draw:style-name="gr177" draw:text-style-name="P18" svg:x1="15.141cm" svg:y1="0.075cm" svg:x2="15.141cm" svg:y2="0.325cm"><text:p/></draw:line><draw:line draw:style-name="gr178" draw:text-style-name="P18" svg:x1="15.391cm" svg:y1="0.075cm" svg:x2="15.391cm" svg:y2="0.325cm"><text:p/></draw:line><draw:line draw:style-name="gr179" draw:text-style-name="P18" svg:x1="14.766cm" svg:y1="0.075cm" svg:x2="14.766cm" svg:y2="0.325cm"><text:p/></draw:line><draw:line draw:style-name="gr180" draw:text-style-name="P18" svg:x1="14.891cm" svg:y1="0.075cm" svg:x2="14.891cm" svg:y2="0.325cm"><text:p/></draw:line><draw:line draw:style-name="gr181" draw:text-style-name="P18" svg:x1="15.267cm" svg:y1="0.075cm" svg:x2="15.267cm" svg:y2="0.325cm"><text:p/></draw:line><draw:line draw:style-name="gr182" draw:text-style-name="P18" svg:x1="15.642cm" svg:y1="0.075cm" svg:x2="15.642cm" svg:y2="0.325cm"><text:p/></draw:line><draw:line draw:style-name="gr183" draw:text-style-name="P18" svg:x1="16.016cm" svg:y1="0.075cm" svg:x2="16.016cm" svg:y2="0.325cm"><text:p/></draw:line><draw:line draw:style-name="gr184" draw:text-style-name="P18" svg:x1="16.141cm" svg:y1="0.075cm" svg:x2="16.141cm" svg:y2="0.325cm"><text:p/></draw:line><draw:line draw:style-name="gr185" draw:text-style-name="P18" svg:x1="16.391cm" svg:y1="0.075cm" svg:x2="16.391cm" svg:y2="0.325cm"><text:p/></draw:line><draw:line draw:style-name="gr186" draw:text-style-name="P18" svg:x1="15.766cm" svg:y1="0.075cm" svg:x2="15.766cm" svg:y2="0.325cm"><text:p/></draw:line><draw:line draw:style-name="gr187" draw:text-style-name="P18" svg:x1="15.891cm" svg:y1="0.075cm" svg:x2="15.891cm" svg:y2="0.325cm"><text:p/></draw:line><draw:line draw:style-name="gr188" draw:text-style-name="P18" svg:x1="16.266cm" svg:y1="0.075cm" svg:x2="16.266cm" svg:y2="0.325cm"><text:p/></draw:line><draw:line draw:style-name="gr189" draw:text-style-name="P18" svg:x1="13.641cm" svg:y1="0.075cm" svg:x2="13.641cm" svg:y2="0.325cm"><text:p/></draw:line><draw:line draw:style-name="gr190" draw:text-style-name="P18" svg:x1="14.016cm" svg:y1="0.075cm" svg:x2="14.016cm" svg:y2="0.325cm"><text:p/></draw:line><draw:line draw:style-name="gr191" draw:text-style-name="P18" svg:x1="14.141cm" svg:y1="0.075cm" svg:x2="14.141cm" svg:y2="0.325cm"><text:p/></draw:line><draw:line draw:style-name="gr192" draw:text-style-name="P18" svg:x1="14.391cm" svg:y1="0.075cm" svg:x2="14.391cm" svg:y2="0.325cm"><text:p/></draw:line><draw:line draw:style-name="gr193" draw:text-style-name="P18" svg:x1="13.767cm" svg:y1="0.075cm" svg:x2="13.767cm" svg:y2="0.325cm"><text:p/></draw:line><draw:line draw:style-name="gr194" draw:text-style-name="P18" svg:x1="13.891cm" svg:y1="0.075cm" svg:x2="13.891cm" svg:y2="0.325cm"><text:p/></draw:line><draw:line draw:style-name="gr195" draw:text-style-name="P18" svg:x1="14.266cm" svg:y1="0.075cm" svg:x2="14.266cm" svg:y2="0.325cm"><text:p/></draw:line><draw:line draw:style-name="gr196" draw:text-style-name="P18" svg:x1="13.516cm" svg:y1="1.2cm" svg:x2="9.766cm" svg:y2="1.2cm"><text:p/></draw:line><draw:line draw:style-name="gr197" draw:text-style-name="P18" svg:x1="13.516cm" svg:y1="2.2cm" svg:x2="9.766cm" svg:y2="2.2cm"><text:p/></draw:line><draw:line draw:style-name="gr198" draw:text-style-name="P18" svg:x1="10.141cm" svg:y1="2.2cm" svg:x2="10.141cm" svg:y2="1.2cm"><text:p/></draw:line><draw:line draw:style-name="gr199" draw:text-style-name="P18" svg:x1="11.017cm" svg:y1="2.2cm" svg:x2="11.017cm" svg:y2="1.2cm"><text:p/></draw:line><draw:line draw:style-name="gr200" draw:text-style-name="P18" svg:x1="10.266cm" svg:y1="2.2cm" svg:x2="10.266cm" svg:y2="1.2cm"><text:p/></draw:line><draw:line draw:style-name="gr201" draw:text-style-name="P18" svg:x1="10.391cm" svg:y1="2.2cm" svg:x2="10.391cm" svg:y2="1.2cm"><text:p/></draw:line><draw:line draw:style-name="gr202" draw:text-style-name="P18" svg:x1="10.516cm" svg:y1="2.2cm" svg:x2="10.516cm" svg:y2="1.2cm"><text:p/></draw:line><draw:line draw:style-name="gr203" draw:text-style-name="P18" svg:x1="10.641cm" svg:y1="2.2cm" svg:x2="10.641cm" svg:y2="1.2cm"><text:p/></draw:line><draw:line draw:style-name="gr204" draw:text-style-name="P18" svg:x1="10.766cm" svg:y1="2.2cm" svg:x2="10.766cm" svg:y2="1.2cm"><text:p/></draw:line><draw:line draw:style-name="gr205" draw:text-style-name="P18" svg:x1="10.891cm" svg:y1="2.2cm" svg:x2="10.891cm" svg:y2="1.2cm"><text:p/></draw:line><draw:line draw:style-name="gr206" draw:text-style-name="P18" svg:x1="11.266cm" svg:y1="2.2cm" svg:x2="11.266cm" svg:y2="1.2cm"><text:p/></draw:line><draw:line draw:style-name="gr207" draw:text-style-name="P18" svg:x1="11.517cm" svg:y1="2.2cm" svg:x2="11.517cm" svg:y2="1.2cm"><text:p/></draw:line><draw:line draw:style-name="gr208" draw:text-style-name="P18" svg:x1="11.766cm" svg:y1="2.2cm" svg:x2="11.766cm" svg:y2="1.2cm"><text:p/></draw:line><draw:line draw:style-name="gr209" draw:text-style-name="P18" svg:x1="12.016cm" svg:y1="2.2cm" svg:x2="12.016cm" svg:y2="1.2cm"><text:p/></draw:line><draw:line draw:style-name="gr210" draw:text-style-name="P18" svg:x1="12.266cm" svg:y1="2.2cm" svg:x2="12.266cm" svg:y2="1.2cm"><text:p/></draw:line><draw:line draw:style-name="gr211" draw:text-style-name="P18" svg:x1="12.516cm" svg:y1="2.2cm" svg:x2="12.516cm" svg:y2="1.2cm"><text:p/></draw:line><draw:line draw:style-name="gr212" draw:text-style-name="P18" svg:x1="12.766cm" svg:y1="2.2cm" svg:x2="12.766cm" svg:y2="1.2cm"><text:p/></draw:line><draw:line draw:style-name="gr213" draw:text-style-name="P18" svg:x1="13.016cm" svg:y1="2.2cm" svg:x2="13.016cm" svg:y2="1.2cm"><text:p/></draw:line><draw:line draw:style-name="gr214" draw:text-style-name="P18" svg:x1="13.516cm" svg:y1="1.2cm" svg:x2="16.516cm" svg:y2="1.2cm"><text:p/></draw:line><draw:line draw:style-name="gr215" draw:text-style-name="P18" svg:x1="9.766cm" svg:y1="2.45cm" svg:x2="9.766cm" svg:y2="5.45cm"><text:p/></draw:line><draw:line draw:style-name="gr216" draw:text-style-name="P18" svg:x1="16.516cm" svg:y1="2.45cm" svg:x2="16.516cm" svg:y2="4.45cm"><text:p/></draw:line><draw:line draw:style-name="gr217" draw:text-style-name="P18" svg:x1="8.516cm" svg:y1="4.2cm" svg:x2="16.516cm" svg:y2="4.2cm"><text:p/></draw:line><draw:frame draw:style-name="gr218" draw:text-style-name="P23" svg:width="1.5cm" svg:height="0.802cm" svg:x="4.017cm" svg:y="3.401cm"><draw:text-box><text:p text:style-name="P19"><text:span text:style-name="T6">t</text:span><text:span text:style-name="T7">RSTL</text:span></text:p></draw:text-box></draw:frame><draw:frame draw:style-name="gr219" draw:text-style-name="P23" svg:width="1.5cm" svg:height="0.802cm" svg:x="11.517cm" svg:y="3.401cm"><draw:text-box><text:p text:style-name="P19"><text:span text:style-name="T6">t</text:span><text:span text:style-name="T7">RSTH</text:span></text:p></draw:text-box></draw:frame><draw:line draw:style-name="gr220" draw:text-style-name="P18" svg:x1="7.516cm" svg:y1="5.2cm" svg:x2="8.516cm" svg:y2="5.2cm"><text:p/></draw:line><draw:line draw:style-name="gr221" draw:text-style-name="P18" svg:x1="8.516cm" svg:y1="5.2cm" svg:x2="9.766cm" svg:y2="5.2cm"><text:p/></draw:line><draw:line draw:style-name="gr222" draw:text-style-name="P18" svg:x1="10.016cm" svg:y1="2.2cm" svg:x2="10.016cm" svg:y2="1.2cm"><text:p/></draw:line><draw:line draw:style-name="gr223" draw:text-style-name="P18" svg:x1="9.766cm" svg:y1="2.2cm" svg:x2="9.766cm" svg:y2="1.2cm"><text:p/></draw:line><draw:line draw:style-name="gr224" draw:text-style-name="P18" svg:x1="13.266cm" svg:y1="2.2cm" svg:x2="13.266cm" svg:y2="1.2cm"><text:p/></draw:line><draw:line draw:style-name="gr225" draw:text-style-name="P18" svg:x1="13.516cm" svg:y1="2.2cm" svg:x2="13.516cm" svg:y2="1.2cm"><text:p/></draw:line><draw:line draw:style-name="gr226" draw:text-style-name="P18" svg:x1="9.516cm" svg:y1="2.2cm" svg:x2="8.766cm" svg:y2="2.2cm"><text:p/></draw:line><draw:line draw:style-name="gr227" draw:text-style-name="P18" svg:x1="9.516cm" svg:y1="2.2cm" svg:x2="9.766cm" svg:y2="2.2cm"><text:p/></draw:line><draw:line draw:style-name="gr228" draw:text-style-name="P18" svg:x1="9.516cm" svg:y1="1.2cm" svg:x2="8.766cm" svg:y2="1.2cm"><text:p/></draw:line></draw:g>Drawing <text:sequence text:ref-name="refDrawing3" text:name="Drawing" text:formula="ooow:Drawing+1" style:num-format="1">4</text:sequence>: Reset timing diagram</text:p></draw:text-box></draw:frame></text:p>
      <text:p text:style-name="Text_20_body">The write 0 transfer is 9 periods long. The wire is tight low for 8 periods than released. The recovery time is 1 period.</text:p>
      <text:p text:style-name="Text_20_body"><draw:frame draw:style-name="fr1" draw:name="Frame5" text:anchor-type="paragraph" svg:x="0cm" svg:y="0.21cm" svg:width="17cm" draw:z-index="13"><draw:text-box fo:min-height="4.399cm"><text:p text:style-name="Drawing"><draw:g text:anchor-type="paragraph" draw:z-index="14" draw:style-name="gr43"><draw:line draw:style-name="gr229" draw:text-style-name="P18" svg:x1="3.399cm" svg:y1="1.224cm" svg:x2="3.599cm" svg:y2="2.224cm"><text:p/></draw:line><draw:line draw:style-name="gr230" draw:text-style-name="P18" svg:x1="3.599cm" svg:y1="2.224cm" svg:x2="11.4cm" svg:y2="2.2cm"><text:p/></draw:line><draw:line draw:style-name="gr231" draw:text-style-name="P18" svg:x1="2.399cm" svg:y1="1.224cm" svg:x2="3.399cm" svg:y2="1.224cm"><text:p/></draw:line><draw:line draw:style-name="gr232" draw:text-style-name="P18" svg:x1="11.599cm" svg:y1="1.224cm" svg:x2="12.399cm" svg:y2="1.224cm"><text:p/></draw:line><draw:frame draw:style-name="gr233" draw:text-style-name="P23" svg:width="0.999cm" svg:height="0.849cm" svg:x="3.399cm" svg:y="0.076cm"><draw:text-box><text:p text:style-name="P19"><text:span text:style-name="T6">8</text:span></text:p></draw:text-box></draw:frame><draw:frame draw:style-name="gr234" draw:text-style-name="P23" svg:width="1.001cm" svg:height="0.701cm" svg:x="4.397cm" svg:y="0.224cm"><draw:text-box><text:p text:style-name="P19"><text:span text:style-name="T6">7</text:span></text:p></draw:text-box></draw:frame><draw:frame draw:style-name="gr235" draw:text-style-name="P23" svg:width="1.001cm" svg:height="0.701cm" svg:x="5.398cm" svg:y="0.224cm"><draw:text-box><text:p text:style-name="P19"><text:span text:style-name="T6">6</text:span></text:p></draw:text-box></draw:frame><draw:frame draw:style-name="gr236" draw:text-style-name="P23" svg:width="1.001cm" svg:height="0.701cm" svg:x="6.398cm" svg:y="0.224cm"><draw:text-box><text:p text:style-name="P19"><text:span text:style-name="T6">5</text:span></text:p></draw:text-box></draw:frame><draw:frame draw:style-name="gr237" draw:text-style-name="P23" svg:width="1.001cm" svg:height="0.701cm" svg:x="7.398cm" svg:y="0.224cm"><draw:text-box><text:p text:style-name="P19"><text:span text:style-name="T6">4</text:span></text:p></draw:text-box></draw:frame><draw:frame draw:style-name="gr238" draw:text-style-name="P23" svg:width="1.001cm" svg:height="0.701cm" svg:x="8.398cm" svg:y="0.224cm"><draw:text-box><text:p text:style-name="P19"><text:span text:style-name="T6">3</text:span></text:p></draw:text-box></draw:frame><draw:frame draw:style-name="gr239" draw:text-style-name="P23" svg:width="1.001cm" svg:height="0.701cm" svg:x="9.398cm" svg:y="0.224cm"><draw:text-box><text:p text:style-name="P19"><text:span text:style-name="T6">2</text:span></text:p></draw:text-box></draw:frame><draw:frame draw:style-name="gr240" draw:text-style-name="P23" svg:width="1.001cm" svg:height="0.701cm" svg:x="10.398cm" svg:y="0.224cm"><draw:text-box><text:p text:style-name="P19"><text:span text:style-name="T6">1</text:span></text:p></draw:text-box></draw:frame><draw:frame draw:style-name="gr241" draw:text-style-name="P23" svg:width="1.001cm" svg:height="0.701cm" svg:x="11.398cm" svg:y="0.224cm"><draw:text-box><text:p text:style-name="P19"><text:span text:style-name="T6">0</text:span></text:p></draw:text-box></draw:frame><draw:line draw:style-name="gr242" draw:text-style-name="P18" svg:x1="3.399cm" svg:y1="2.4cm" svg:x2="3.399cm" svg:y2="4.4cm"><text:p/></draw:line><draw:line draw:style-name="gr243" draw:text-style-name="P18" svg:x1="11.399cm" svg:y1="2.4cm" svg:x2="11.399cm" svg:y2="4.4cm"><text:p/></draw:line><draw:line draw:style-name="gr244" draw:text-style-name="P18" svg:x1="14.599cm" svg:y1="4.2cm" svg:x2="12.399cm" svg:y2="4.2cm"><text:p/></draw:line><draw:line draw:style-name="gr245" draw:text-style-name="P18" svg:x1="12.399cm" svg:y1="2.4cm" svg:x2="12.399cm" svg:y2="4.4cm"><text:p/></draw:line><draw:line draw:style-name="gr246" draw:text-style-name="P18" svg:x1="11.399cm" svg:y1="4.2cm" svg:x2="12.399cm" svg:y2="4.2cm"><text:p/></draw:line><draw:line draw:style-name="gr247" draw:text-style-name="P18" svg:x1="3.399cm" svg:y1="4.2cm" svg:x2="11.399cm" svg:y2="4.2cm"><text:p/></draw:line><draw:line draw:style-name="gr248" draw:text-style-name="P18" svg:x1="3.399cm" svg:y1="3.2cm" svg:x2="12.399cm" svg:y2="3.2cm"><text:p/></draw:line><draw:line draw:style-name="gr249" draw:text-style-name="P18" svg:x1="3.399cm" svg:y1="0.2cm" svg:x2="12.399cm" svg:y2="0.2cm"><text:p/></draw:line><draw:line draw:style-name="gr250" draw:text-style-name="P18" svg:x1="3.399cm" svg:y1="0cm" svg:x2="3.399cm" svg:y2="0.4cm"><text:p/></draw:line><draw:line draw:style-name="gr251" draw:text-style-name="P18" svg:x1="4.399cm" svg:y1="0cm" svg:x2="4.399cm" svg:y2="0.4cm"><text:p/></draw:line><draw:line draw:style-name="gr252" draw:text-style-name="P18" svg:x1="5.399cm" svg:y1="0cm" svg:x2="5.399cm" svg:y2="0.4cm"><text:p/></draw:line><draw:line draw:style-name="gr253" draw:text-style-name="P18" svg:x1="6.4cm" svg:y1="0cm" svg:x2="6.4cm" svg:y2="0.4cm"><text:p/></draw:line><draw:line draw:style-name="gr254" draw:text-style-name="P18" svg:x1="7.399cm" svg:y1="0cm" svg:x2="7.399cm" svg:y2="0.4cm"><text:p/></draw:line><draw:line draw:style-name="gr255" draw:text-style-name="P18" svg:x1="8.399cm" svg:y1="0cm" svg:x2="8.399cm" svg:y2="0.4cm"><text:p/></draw:line><draw:line draw:style-name="gr256" draw:text-style-name="P18" svg:x1="9.399cm" svg:y1="0cm" svg:x2="9.399cm" svg:y2="0.4cm"><text:p/></draw:line><draw:line draw:style-name="gr257" draw:text-style-name="P18" svg:x1="10.399cm" svg:y1="0cm" svg:x2="10.399cm" svg:y2="0.4cm"><text:p/></draw:line><draw:line draw:style-name="gr258" draw:text-style-name="P18" svg:x1="11.399cm" svg:y1="0cm" svg:x2="11.399cm" svg:y2="0.4cm"><text:p/></draw:line><draw:line draw:style-name="gr259" draw:text-style-name="P18" svg:x1="12.399cm" svg:y1="0cm" svg:x2="12.399cm" svg:y2="0.4cm"><text:p/></draw:line><draw:frame draw:style-name="gr260" draw:text-style-name="P23" svg:width="1.5cm" svg:height="0.802cm" svg:x="12.899cm" svg:y="3.401cm"><draw:text-box><text:p text:style-name="P19"><text:span text:style-name="T6">t</text:span><text:span text:style-name="T7">REC</text:span></text:p></draw:text-box></draw:frame><draw:line draw:style-name="gr261" draw:text-style-name="P18" svg:x1="11.399cm" svg:y1="2.2cm" svg:x2="11.599cm" svg:y2="1.2cm"><text:p/></draw:line><draw:frame draw:style-name="gr262" draw:text-style-name="P23" svg:width="1.502cm" svg:height="0.802cm" svg:x="6.024cm" svg:y="2.401cm"><draw:text-box><text:p text:style-name="P19"><text:span text:style-name="T6">t</text:span><text:span text:style-name="T7">DATT</text:span></text:p></draw:text-box></draw:frame><draw:frame draw:style-name="gr263" draw:text-style-name="P23" svg:width="3.502cm" svg:height="0.793cm" svg:x="5.899cm" svg:y="3.401cm"><draw:text-box><text:p text:style-name="P19"><text:span text:style-name="T6">t</text:span><text:span text:style-name="T7">SLOT</text:span><text:span text:style-name="T8"> = t</text:span><text:span text:style-name="T7">LOW0</text:span></text:p></draw:text-box></draw:frame></draw:g>Drawing <text:sequence text:ref-name="refDrawing4" text:name="Drawing" text:formula="ooow:Drawing+1" style:num-format="1">5</text:sequence>: Write 0 timing disgram</text:p></draw:text-box></draw:frame></text:p>
      <text:p text:style-name="Text_20_body">The write 1 or read transfer is 9 periods long. The wire is tight low for 1 period than released. A typical 1-wire slave would answer with 0 by holding the wire down for 4 periods (min 2, max 8) from the falling edge of the read command. Data is sampled at the most stable point at 2 periods from the falling edge. There is 1 period at the end for recovery.</text:p>
      <text:p text:style-name="Text_20_body"><draw:frame draw:style-name="fr1" draw:name="Frame6" text:anchor-type="paragraph" svg:x="0.002cm" svg:y="0.213cm" svg:width="12.22cm" draw:z-index="15"><draw:text-box fo:min-height="6.456cm"><text:p text:style-name="Drawing"><draw:g text:anchor-type="paragraph" draw:z-index="16" draw:style-name="gr43"><draw:line draw:style-name="gr264" draw:text-style-name="P18" svg:x1="1.009cm" svg:y1="1.2cm" svg:x2="1.209cm" svg:y2="2.2cm"><text:p/></draw:line><draw:line draw:style-name="gr265" draw:text-style-name="P18" svg:x1="1.209cm" svg:y1="2.2cm" svg:x2="2.009cm" svg:y2="2.2cm"><text:p/></draw:line><draw:line draw:style-name="gr266" draw:text-style-name="P18" svg:x1="0.009cm" svg:y1="1.2cm" svg:x2="1.009cm" svg:y2="1.2cm"><text:p/></draw:line><draw:line draw:style-name="gr267" draw:text-style-name="P18" svg:x1="2.009cm" svg:y1="2.2cm" svg:x2="9.009cm" svg:y2="2.2cm"><text:p/></draw:line><draw:line draw:style-name="gr268" draw:text-style-name="P18" svg:x1="9.209cm" svg:y1="1.2cm" svg:x2="10.009cm" svg:y2="1.2cm"><text:p/></draw:line><draw:line draw:style-name="gr269" draw:text-style-name="P18" svg:x1="2.21cm" svg:y1="1.2cm" svg:x2="9.21cm" svg:y2="1.2cm"><text:p/></draw:line><draw:line draw:style-name="gr270" draw:text-style-name="P18" svg:x1="3.609cm" svg:y1="2.2cm" svg:x2="3.809cm" svg:y2="1.2cm"><text:p/></draw:line><draw:line draw:style-name="gr271" draw:text-style-name="P18" svg:x1="3.009cm" svg:y1="2.2cm" svg:x2="3.209cm" svg:y2="1.2cm"><text:p/></draw:line><draw:line draw:style-name="gr272" draw:text-style-name="P18" svg:x1="3.809cm" svg:y1="2.2cm" svg:x2="4.009cm" svg:y2="1.2cm"><text:p/></draw:line><draw:line draw:style-name="gr273" draw:text-style-name="P18" svg:x1="3.209cm" svg:y1="2.2cm" svg:x2="3.409cm" svg:y2="1.2cm"><text:p/></draw:line><draw:line draw:style-name="gr274" draw:text-style-name="P18" svg:x1="3.409cm" svg:y1="2.2cm" svg:x2="3.609cm" svg:y2="1.2cm"><text:p/></draw:line><draw:line draw:style-name="gr275" draw:text-style-name="P18" svg:x1="4.609cm" svg:y1="2.2cm" svg:x2="4.809cm" svg:y2="1.2cm"><text:p/></draw:line><draw:line draw:style-name="gr276" draw:text-style-name="P18" svg:x1="4.01cm" svg:y1="2.2cm" svg:x2="4.21cm" svg:y2="1.2cm"><text:p/></draw:line><draw:line draw:style-name="gr277" draw:text-style-name="P18" svg:x1="4.81cm" svg:y1="2.2cm" svg:x2="5.01cm" svg:y2="1.2cm"><text:p/></draw:line><draw:line draw:style-name="gr278" draw:text-style-name="P18" svg:x1="4.209cm" svg:y1="2.2cm" svg:x2="4.409cm" svg:y2="1.2cm"><text:p/></draw:line><draw:line draw:style-name="gr279" draw:text-style-name="P18" svg:x1="4.409cm" svg:y1="2.2cm" svg:x2="4.609cm" svg:y2="1.2cm"><text:p/></draw:line><draw:line draw:style-name="gr280" draw:text-style-name="P18" svg:x1="5.01cm" svg:y1="2.2cm" svg:x2="5.21cm" svg:y2="1.2cm"><text:p/></draw:line><draw:line draw:style-name="gr281" draw:text-style-name="P18" svg:x1="5.81cm" svg:y1="2.2cm" svg:x2="6.01cm" svg:y2="1.2cm"><text:p/></draw:line><draw:line draw:style-name="gr282" draw:text-style-name="P18" svg:x1="5.409cm" svg:y1="2.2cm" svg:x2="5.609cm" svg:y2="1.2cm"><text:p/></draw:line><draw:line draw:style-name="gr283" draw:text-style-name="P18" svg:x1="6.609cm" svg:y1="2.2cm" svg:x2="6.809cm" svg:y2="1.2cm"><text:p/></draw:line><draw:line draw:style-name="gr284" draw:text-style-name="P18" svg:x1="6.209cm" svg:y1="2.2cm" svg:x2="6.409cm" svg:y2="1.2cm"><text:p/></draw:line><draw:frame draw:style-name="gr285" draw:text-style-name="P23" svg:width="1.001cm" svg:height="0.701cm" svg:x="1.009cm" svg:y="0.199cm"><draw:text-box><text:p text:style-name="P19"><text:span text:style-name="T6">8</text:span></text:p></draw:text-box></draw:frame><draw:frame draw:style-name="gr286" draw:text-style-name="P23" svg:width="1.001cm" svg:height="0.701cm" svg:x="2.009cm" svg:y="0.199cm"><draw:text-box><text:p text:style-name="P19"><text:span text:style-name="T6">7</text:span></text:p></draw:text-box></draw:frame><draw:frame draw:style-name="gr287" draw:text-style-name="P23" svg:width="1.001cm" svg:height="0.701cm" svg:x="3.009cm" svg:y="0.199cm"><draw:text-box><text:p text:style-name="P19"><text:span text:style-name="T6">6</text:span></text:p></draw:text-box></draw:frame><draw:frame draw:style-name="gr288" draw:text-style-name="P23" svg:width="1.001cm" svg:height="0.701cm" svg:x="4.01cm" svg:y="0.199cm"><draw:text-box><text:p text:style-name="P19"><text:span text:style-name="T6">5</text:span></text:p></draw:text-box></draw:frame><draw:frame draw:style-name="gr289" draw:text-style-name="P23" svg:width="1.001cm" svg:height="0.701cm" svg:x="5.01cm" svg:y="0.199cm"><draw:text-box><text:p text:style-name="P19"><text:span text:style-name="T6">4</text:span></text:p></draw:text-box></draw:frame><draw:frame draw:style-name="gr290" draw:text-style-name="P23" svg:width="1.001cm" svg:height="0.701cm" svg:x="6.01cm" svg:y="0.199cm"><draw:text-box><text:p text:style-name="P19"><text:span text:style-name="T6">3</text:span></text:p></draw:text-box></draw:frame><draw:frame draw:style-name="gr291" draw:text-style-name="P23" svg:width="0.999cm" svg:height="0.701cm" svg:x="7.01cm" svg:y="0.199cm"><draw:text-box><text:p text:style-name="P19"><text:span text:style-name="T6">2</text:span></text:p></draw:text-box></draw:frame><draw:frame draw:style-name="gr292" draw:text-style-name="P23" svg:width="1.001cm" svg:height="0.701cm" svg:x="8.008cm" svg:y="0.199cm"><draw:text-box><text:p text:style-name="P19"><text:span text:style-name="T6">1</text:span></text:p></draw:text-box></draw:frame><draw:line draw:style-name="gr293" draw:text-style-name="P18" svg:x1="7.009cm" svg:y1="2.2cm" svg:x2="7.209cm" svg:y2="1.2cm"><text:p/></draw:line><draw:line draw:style-name="gr294" draw:text-style-name="P18" svg:x1="7.809cm" svg:y1="2.2cm" svg:x2="8.009cm" svg:y2="1.2cm"><text:p/></draw:line><draw:line draw:style-name="gr295" draw:text-style-name="P18" svg:x1="7.41cm" svg:y1="2.2cm" svg:x2="7.61cm" svg:y2="1.2cm"><text:p/></draw:line><draw:line draw:style-name="gr296" draw:text-style-name="P18" svg:x1="8.609cm" svg:y1="2.2cm" svg:x2="8.809cm" svg:y2="1.2cm"><text:p/></draw:line><draw:line draw:style-name="gr297" draw:text-style-name="P18" svg:x1="8.209cm" svg:y1="2.2cm" svg:x2="8.409cm" svg:y2="1.2cm"><text:p/></draw:line><draw:frame draw:style-name="gr298" draw:text-style-name="P23" svg:width="1.001cm" svg:height="0.701cm" svg:x="9.008cm" svg:y="0.199cm"><draw:text-box><text:p text:style-name="P19"><text:span text:style-name="T6">0</text:span></text:p></draw:text-box></draw:frame><draw:line draw:style-name="gr299" draw:text-style-name="P18" svg:x1="1.009cm" svg:y1="2.4cm" svg:x2="1.009cm" svg:y2="6.45cm"><text:p/></draw:line><draw:line draw:style-name="gr300" draw:text-style-name="P18" svg:x1="3.009cm" svg:y1="2.4cm" svg:x2="3.009cm" svg:y2="6.45cm"><text:p/></draw:line><draw:line draw:style-name="gr301" draw:text-style-name="P18" svg:x1="9.009cm" svg:y1="2.4cm" svg:x2="9.009cm" svg:y2="4.4cm"><text:p/></draw:line><draw:line draw:style-name="gr302" draw:text-style-name="P18" svg:x1="2.009cm" svg:y1="2.4cm" svg:x2="2.009cm" svg:y2="5.45cm"><text:p/></draw:line><draw:line draw:style-name="gr303" draw:text-style-name="P18" svg:x1="5.209cm" svg:y1="5.2cm" svg:x2="2.009cm" svg:y2="5.2cm"><text:p/></draw:line><draw:line draw:style-name="gr304" draw:text-style-name="P18" svg:x1="5.209cm" svg:y1="6.2cm" svg:x2="3.009cm" svg:y2="6.2cm"><text:p/></draw:line><draw:line draw:style-name="gr305" draw:text-style-name="P18" svg:x1="0.009cm" svg:y1="5.2cm" svg:x2="1.009cm" svg:y2="5.2cm"><text:p/></draw:line><draw:line draw:style-name="gr306" draw:text-style-name="P18" svg:x1="12.209cm" svg:y1="4.2cm" svg:x2="10.009cm" svg:y2="4.2cm"><text:p/></draw:line><draw:line draw:style-name="gr307" draw:text-style-name="P18" svg:x1="10.009cm" svg:y1="2.4cm" svg:x2="10.009cm" svg:y2="4.4cm"><text:p/></draw:line><draw:line draw:style-name="gr308" draw:text-style-name="P18" svg:x1="1.009cm" svg:y1="5.2cm" svg:x2="2.009cm" svg:y2="5.2cm"><text:p/></draw:line><draw:line draw:style-name="gr309" draw:text-style-name="P18" svg:x1="9.009cm" svg:y1="4.2cm" svg:x2="10.009cm" svg:y2="4.2cm"><text:p/></draw:line><draw:line draw:style-name="gr310" draw:text-style-name="P18" svg:x1="1.009cm" svg:y1="4.2cm" svg:x2="9.009cm" svg:y2="4.2cm"><text:p/></draw:line><draw:line draw:style-name="gr311" draw:text-style-name="P18" svg:x1="1.009cm" svg:y1="3.2cm" svg:x2="10.009cm" svg:y2="3.2cm"><text:p/></draw:line><draw:frame draw:style-name="gr312" draw:text-style-name="P23" svg:width="1.502cm" svg:height="0.802cm" svg:x="3.509cm" svg:y="5.399cm"><draw:text-box><text:p text:style-name="P19"><text:span text:style-name="T6">t</text:span><text:span text:style-name="T7">DATS</text:span></text:p></draw:text-box></draw:frame><draw:frame draw:style-name="gr313" draw:text-style-name="P23" svg:width="1.701cm" svg:height="0.802cm" svg:x="3.509cm" svg:y="4.399cm"><draw:text-box><text:p text:style-name="P19"><text:span text:style-name="T6">t</text:span><text:span text:style-name="T7">LOW1</text:span></text:p></draw:text-box></draw:frame><draw:frame draw:style-name="gr314" draw:text-style-name="P23" svg:width="1.5cm" svg:height="0.802cm" svg:x="10.509cm" svg:y="3.401cm"><draw:text-box><text:p text:style-name="P19"><text:span text:style-name="T6">t</text:span><text:span text:style-name="T7">REC</text:span></text:p></draw:text-box></draw:frame><draw:line draw:style-name="gr315" draw:text-style-name="P18" svg:x1="1.009cm" svg:y1="0.2cm" svg:x2="10.009cm" svg:y2="0.2cm"><text:p/></draw:line><draw:line draw:style-name="gr316" draw:text-style-name="P18" svg:x1="1.009cm" svg:y1="0cm" svg:x2="1.009cm" svg:y2="0.4cm"><text:p/></draw:line><draw:line draw:style-name="gr317" draw:text-style-name="P18" svg:x1="2.009cm" svg:y1="0cm" svg:x2="2.009cm" svg:y2="0.4cm"><text:p/></draw:line><draw:line draw:style-name="gr318" draw:text-style-name="P18" svg:x1="3.009cm" svg:y1="0cm" svg:x2="3.009cm" svg:y2="0.4cm"><text:p/></draw:line><draw:line draw:style-name="gr319" draw:text-style-name="P18" svg:x1="4.01cm" svg:y1="0cm" svg:x2="4.01cm" svg:y2="0.4cm"><text:p/></draw:line><draw:line draw:style-name="gr320" draw:text-style-name="P18" svg:x1="5.01cm" svg:y1="0cm" svg:x2="5.01cm" svg:y2="0.4cm"><text:p/></draw:line><draw:line draw:style-name="gr321" draw:text-style-name="P18" svg:x1="6.009cm" svg:y1="0cm" svg:x2="6.009cm" svg:y2="0.4cm"><text:p/></draw:line><draw:line draw:style-name="gr322" draw:text-style-name="P18" svg:x1="7.009cm" svg:y1="0cm" svg:x2="7.009cm" svg:y2="0.4cm"><text:p/></draw:line><draw:line draw:style-name="gr323" draw:text-style-name="P18" svg:x1="8.009cm" svg:y1="0cm" svg:x2="8.009cm" svg:y2="0.4cm"><text:p/></draw:line><draw:line draw:style-name="gr324" draw:text-style-name="P18" svg:x1="9.009cm" svg:y1="0cm" svg:x2="9.009cm" svg:y2="0.4cm"><text:p/></draw:line><draw:line draw:style-name="gr325" draw:text-style-name="P18" svg:x1="10.009cm" svg:y1="0cm" svg:x2="10.009cm" svg:y2="0.4cm"><text:p/></draw:line><draw:frame draw:style-name="gr326" draw:text-style-name="P23" svg:width="1.502cm" svg:height="0.802cm" svg:x="3.509cm" svg:y="2.415cm"><draw:text-box><text:p text:style-name="P19"><text:span text:style-name="T6">t</text:span><text:span text:style-name="T7">DATT</text:span></text:p></draw:text-box></draw:frame><draw:frame draw:style-name="gr327" draw:text-style-name="P23" svg:width="1.502cm" svg:height="0.793cm" svg:x="3.509cm" svg:y="3.413cm"><draw:text-box><text:p text:style-name="P19"><text:span text:style-name="T6">t</text:span><text:span text:style-name="T7">SLOT</text:span></text:p></draw:text-box></draw:frame><draw:line draw:style-name="gr328" draw:text-style-name="P18" svg:x1="9.009cm" svg:y1="2.2cm" svg:x2="9.209cm" svg:y2="1.2cm"><text:p/></draw:line><draw:line draw:style-name="gr329" draw:text-style-name="P18" svg:x1="2.009cm" svg:y1="2.2cm" svg:x2="2.209cm" svg:y2="1.2cm"><text:p/></draw:line><draw:line draw:style-name="gr330" draw:text-style-name="P18" svg:x1="0.009cm" svg:y1="6.2cm" svg:x2="1.009cm" svg:y2="6.2cm"><text:p/></draw:line><draw:line draw:style-name="gr331" draw:text-style-name="P18" svg:x1="1.009cm" svg:y1="6.2cm" svg:x2="3.009cm" svg:y2="6.2cm"><text:p/></draw:line></draw:g>Drawing <text:sequence text:ref-name="refDrawing5" text:name="Drawing" text:formula="ooow:Drawing+1" style:num-format="1">6</text:sequence>: Write 1, read timing</text:p></draw:text-box></draw:frame><text:soft-page-break/></text:p>
      <text:p text:style-name="Text_20_body"/>
      <text:h text:style-name="Heading_20_1" text:outline-level="1">SOPC builder integration</text:h>
      <text:h text:style-name="Heading_20_1" text:outline-level="1">Software driver</text:h>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2" svg:font-family="'Times New Roman'" style:font-adornments="Normal"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New1" svg:font-family="'Courier New'" style:font-family-generic="modern" style:font-pitch="variable"/>
    <style:font-face style:name="Times New Roman3" svg:font-family="'Times New Roman'" style:font-family-generic="modern" style:font-pitch="variable"/>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heads_20_1" draw:display-name="Arrowheads 1" svg:viewBox="0 0 1131 1131" svg:d="m462 1118-102-29-102-51-93-72-72-93-51-102-29-102-13-105 13-102 29-106 51-102 72-89 93-72 102-50 102-34 106-9 101 9 106 34 98 50 93 72 72 89 51 102 29 106 13 102-13 105-29 102-51 102-72 93-93 72-98 51-106 29-101 13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11cm" draw:dots2="1" draw:dots2-length="0.011cm" draw:distance="0.011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Dash_20_93" draw:display-name="Dash 93" draw:style="rect" draw:dots1="1" draw:dots1-length="0.011cm" draw:dots2="1" draw:dots2-length="0.011cm" draw:distance="0.011cm"/>
    <draw:stroke-dash draw:name="Dash_20_94" draw:display-name="Dash 94" draw:style="rect" draw:dots1="1" draw:dots1-length="0.011cm" draw:dots2="1" draw:dots2-length="0.011cm" draw:distance="0.011cm"/>
    <draw:stroke-dash draw:name="Dash_20_95" draw:display-name="Dash 95" draw:style="rect" draw:dots1="1" draw:dots1-length="0.011cm" draw:dots2="1" draw:dots2-length="0.011cm" draw:distance="0.011cm"/>
    <draw:stroke-dash draw:name="Dash_20_96" draw:display-name="Dash 96"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5pt" style:font-name-asian="DejaVu Sans1" style:font-size-asian="10pt" style:font-name-complex="DejaVu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Drawing" style:family="paragraph" style:parent-style-name="Caption" style:class="extra">
      <style:paragraph-properties fo:margin-top="0.101cm" fo:margin-bottom="0.101cm"/>
      <style:text-properties style:font-weight-asian="normal" style:font-weight-complex="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fo:font-size="10.5pt" style:font-name-asian="DejaVu Sans1" style:font-size-asian="10.5pt"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ztok Jeras</meta:initial-creator>
    <meta:creation-date>2010-05-16T10:34:42</meta:creation-date>
    <dc:date>2010-07-25T23:24:47</dc:date>
    <dc:creator>Iztok Jeras</dc:creator>
    <meta:editing-duration>PT16H45M26S</meta:editing-duration>
    <meta:editing-cycles>28</meta:editing-cycles>
    <meta:generator>OpenOffice.org/3.2$Linux OpenOffice.org_project/320m12$Build-9483</meta:generator>
    <meta:document-statistic meta:table-count="8" meta:image-count="0" meta:object-count="5" meta:page-count="10" meta:paragraph-count="391" meta:word-count="2682" meta:character-count="14891"/>
  </office:meta>
</office:document-meta>
</file>

<file path=Object 1/content.xml><?xml version="1.0" encoding="utf-8"?>
<math xmlns="http://www.w3.org/1998/Math/MathML">
  <semantics>
    <mrow>
      <mrow>
        <mi mathvariant="italic">CDR</mi>
        <mi mathvariant="normal">=</mi>
        <mrow>
          <msub>
            <mi>f</mi>
            <mi mathvariant="italic">clk</mi>
          </msub>
          <mi mathvariant="normal">⋅</mi>
          <mn>7.5</mn>
        </mrow>
      </mrow>
      <mo stretchy="false">μ</mo>
      <mi>s</mi>
    </mrow>
    <annotation encoding="StarMath 5.0">CDR = f_{clk} cdot 7.5{%mu}s</annotation>
  </semantics>
</math>
</file>

<file path=Object 2/content.xml><?xml version="1.0" encoding="utf-8"?>
<math xmlns="http://www.w3.org/1998/Math/MathML">
  <semantics>
    <mrow>
      <mrow>
        <msub>
          <mi>f</mi>
          <mi mathvariant="italic">clk</mi>
        </msub>
        <mi mathvariant="normal">=</mi>
        <mrow>
          <mi mathvariant="italic">CDR</mi>
          <mi mathvariant="normal">⋅</mi>
          <mfrac>
            <mn>400</mn>
            <mn>3</mn>
          </mfrac>
        </mrow>
      </mrow>
      <mrow>
        <mtext>kHz</mtext>
        <mi mathvariant="normal">≈</mi>
        <mrow>
          <mi mathvariant="italic">SDR</mi>
          <mi mathvariant="normal">⋅</mi>
          <mn>133kHz</mn>
        </mrow>
      </mrow>
    </mrow>
    <annotation encoding="StarMath 5.0">f_{clk} = CDR cdot {400 over 3} "kHz"  approx  SDR cdot 133kHz</annotation>
  </semantics>
</math>
</file>

<file path=Object 3/content.xml><?xml version="1.0" encoding="utf-8"?>
<math xmlns="http://www.w3.org/1998/Math/MathML">
  <semantics>
    <mrow>
      <mrow>
        <msub>
          <mi>f</mi>
          <mi mathvariant="italic">clk</mi>
        </msub>
        <mi mathvariant="normal">=</mi>
        <mrow>
          <mi mathvariant="italic">CDR</mi>
          <mi mathvariant="normal">⋅</mi>
          <mfrac>
            <mn>4</mn>
            <mn>3</mn>
          </mfrac>
        </mrow>
      </mrow>
      <mrow>
        <mtext>MHz</mtext>
        <mi mathvariant="normal">≈</mi>
        <mrow>
          <mi mathvariant="italic">SDR</mi>
          <mi mathvariant="normal">⋅</mi>
          <mn>1.33MHz</mn>
        </mrow>
      </mrow>
    </mrow>
    <annotation encoding="StarMath 5.0">f_{clk} = CDR cdot {4 over 3} "MHz"  approx  SDR cdot 1.33MHz</annotation>
  </semantics>
</math>
</file>

<file path=Object 4/content.xml><?xml version="1.0" encoding="utf-8"?>
<math xmlns="http://www.w3.org/1998/Math/MathML">
  <semantics>
    <mrow>
      <mn>6</mn>
      <mo stretchy="false">μ</mo>
      <mi>s</mi>
    </mrow>
    <annotation encoding="StarMath 5.0">6{%mu}s</annotation>
  </semantics>
</math>
</file>

<file path=Object 5/content.xml><?xml version="1.0" encoding="utf-8"?>
<math xmlns="http://www.w3.org/1998/Math/MathML">
  <semantics>
    <mrow>
      <mn>7.5</mn>
      <mo stretchy="false">μ</mo>
      <mi>s</mi>
    </mrow>
    <annotation encoding="StarMath 5.0">7.5{%mu}s</annotation>
  </semantics>
</math>
</file>